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">
      <style:table-cell-properties fo:border="0.06pt solid #000000"/>
    </style:style>
    <style:style style:name="ce4" style:family="table-cell" style:parent-style-name="Default" style:data-style-name="N108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pges2015" table:style-name="ta1">
        <table:shapes>
          <draw:frame draw:z-index="0" draw:style-name="gr1" draw:text-style-name="P1" svg:width="15.983cm" svg:height="9.005cm" svg:x="12.518cm" svg:y="3.028cm">
            <draw:object draw:notify-on-update-of-ranges="popges2015.B1:popges2015.B1 popges2015.B2:popges2015.B218 popges2015.C1:popges2015.C1 popges2015.C2:popges2015.C2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pop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RU</text:p>
          </table:table-cell>
          <table:table-cell office:value-type="float" office:value="60" calcext:value-type="float">
            <text:p>60</text:p>
          </table:table-cell>
          <table:table-cell office:value-type="float" office:value="10374" calcext:value-type="float">
            <text:p>1037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UV</text:p>
          </table:table-cell>
          <table:table-cell office:value-type="float" office:value="20" calcext:value-type="float">
            <text:p>20</text:p>
          </table:table-cell>
          <table:table-cell office:value-type="float" office:value="11099" calcext:value-type="float">
            <text:p>1109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LW</text:p>
          </table:table-cell>
          <table:table-cell office:value-type="float" office:value="250" calcext:value-type="float">
            <text:p>250</text:p>
          </table:table-cell>
          <table:table-cell office:value-type="float" office:value="17665" calcext:value-type="float">
            <text:p>1766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VGB</text:p>
          </table:table-cell>
          <table:table-cell office:value-type="string" calcext:value-type="string">
            <text:p>NA</text:p>
          </table:table-cell>
          <table:table-cell office:value-type="float" office:value="29148" calcext:value-type="float">
            <text:p>2914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MR</text:p>
          </table:table-cell>
          <table:table-cell office:value-type="string" calcext:value-type="string">
            <text:p>NA</text:p>
          </table:table-cell>
          <table:table-cell office:value-type="float" office:value="33270" calcext:value-type="float">
            <text:p>3327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IB</text:p>
          </table:table-cell>
          <table:table-cell office:value-type="string" calcext:value-type="string">
            <text:p>NA</text:p>
          </table:table-cell>
          <table:table-cell office:value-type="float" office:value="33742" calcext:value-type="float">
            <text:p>3374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AF</text:p>
          </table:table-cell>
          <table:table-cell office:value-type="string" calcext:value-type="string">
            <text:p>NA</text:p>
          </table:table-cell>
          <table:table-cell office:value-type="float" office:value="35865" calcext:value-type="float">
            <text:p>3586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CA</text:p>
          </table:table-cell>
          <table:table-cell office:value-type="string" calcext:value-type="string">
            <text:p>NA</text:p>
          </table:table-cell>
          <table:table-cell office:value-type="float" office:value="35979" calcext:value-type="float">
            <text:p>3597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IE</text:p>
          </table:table-cell>
          <table:table-cell office:value-type="float" office:value="190" calcext:value-type="float">
            <text:p>190</text:p>
          </table:table-cell>
          <table:table-cell office:value-type="float" office:value="37465" calcext:value-type="float">
            <text:p>3746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CO</text:p>
          </table:table-cell>
          <table:table-cell office:value-type="string" calcext:value-type="string">
            <text:p>NA</text:p>
          </table:table-cell>
          <table:table-cell office:value-type="float" office:value="37723" calcext:value-type="float">
            <text:p>3772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XM</text:p>
          </table:table-cell>
          <table:table-cell office:value-type="string" calcext:value-type="string">
            <text:p>NA</text:p>
          </table:table-cell>
          <table:table-cell office:value-type="float" office:value="38825" calcext:value-type="float">
            <text:p>3882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RO</text:p>
          </table:table-cell>
          <table:table-cell office:value-type="string" calcext:value-type="string">
            <text:p>NA</text:p>
          </table:table-cell>
          <table:table-cell office:value-type="float" office:value="48055" calcext:value-type="float">
            <text:p>4805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NA</text:p>
          </table:table-cell>
          <table:table-cell office:value-type="float" office:value="350" calcext:value-type="float">
            <text:p>350</text:p>
          </table:table-cell>
          <table:table-cell office:value-type="float" office:value="51204" calcext:value-type="float">
            <text:p>512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NP</text:p>
          </table:table-cell>
          <table:table-cell office:value-type="string" calcext:value-type="string">
            <text:p>NA</text:p>
          </table:table-cell>
          <table:table-cell office:value-type="float" office:value="55779" calcext:value-type="float">
            <text:p>5577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SM</text:p>
          </table:table-cell>
          <table:table-cell office:value-type="string" calcext:value-type="string">
            <text:p>NA</text:p>
          </table:table-cell>
          <table:table-cell office:value-type="float" office:value="55806" calcext:value-type="float">
            <text:p>5580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RL</text:p>
          </table:table-cell>
          <table:table-cell office:value-type="string" calcext:value-type="string">
            <text:p>NA</text:p>
          </table:table-cell>
          <table:table-cell office:value-type="float" office:value="56114" calcext:value-type="float">
            <text:p>5611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HL</text:p>
          </table:table-cell>
          <table:table-cell office:value-type="float" office:value="190" calcext:value-type="float">
            <text:p>190</text:p>
          </table:table-cell>
          <table:table-cell office:value-type="float" office:value="57444" calcext:value-type="float">
            <text:p>5744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YM</text:p>
          </table:table-cell>
          <table:table-cell office:value-type="string" calcext:value-type="string">
            <text:p>NA</text:p>
          </table:table-cell>
          <table:table-cell office:value-type="float" office:value="61721" calcext:value-type="float">
            <text:p>6172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MU</text:p>
          </table:table-cell>
          <table:table-cell office:value-type="string" calcext:value-type="string">
            <text:p>NA</text:p>
          </table:table-cell>
          <table:table-cell office:value-type="float" office:value="65237" calcext:value-type="float">
            <text:p>6523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MA</text:p>
          </table:table-cell>
          <table:table-cell office:value-type="float" office:value="250" calcext:value-type="float">
            <text:p>250</text:p>
          </table:table-cell>
          <table:table-cell office:value-type="float" office:value="71175" calcext:value-type="float">
            <text:p>7117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float" office:value="580" calcext:value-type="float">
            <text:p>580</text:p>
          </table:table-cell>
          <table:table-cell office:value-type="float" office:value="77993" calcext:value-type="float">
            <text:p>7799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MN</text:p>
          </table:table-cell>
          <table:table-cell office:value-type="string" calcext:value-type="string">
            <text:p>NA</text:p>
          </table:table-cell>
          <table:table-cell office:value-type="float" office:value="83232" calcext:value-type="float">
            <text:p>832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YC</text:p>
          </table:table-cell>
          <table:table-cell office:value-type="float" office:value="650" calcext:value-type="float">
            <text:p>650</text:p>
          </table:table-cell>
          <table:table-cell office:value-type="float" office:value="93419" calcext:value-type="float">
            <text:p>9341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TG</text:p>
          </table:table-cell>
          <table:table-cell office:value-type="float" office:value="1100" calcext:value-type="float">
            <text:p>1100</text:p>
          </table:table-cell>
          <table:table-cell office:value-type="float" office:value="93571" calcext:value-type="float">
            <text:p>9357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ON</text:p>
          </table:table-cell>
          <table:table-cell office:value-type="float" office:value="270" calcext:value-type="float">
            <text:p>270</text:p>
          </table:table-cell>
          <table:table-cell office:value-type="float" office:value="100780" calcext:value-type="float">
            <text:p>10078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BW</text:p>
          </table:table-cell>
          <table:table-cell office:value-type="string" calcext:value-type="string">
            <text:p>NA</text:p>
          </table:table-cell>
          <table:table-cell office:value-type="float" office:value="104339" calcext:value-type="float">
            <text:p>10433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VIR</text:p>
          </table:table-cell>
          <table:table-cell office:value-type="string" calcext:value-type="string">
            <text:p>NA</text:p>
          </table:table-cell>
          <table:table-cell office:value-type="float" office:value="107712" calcext:value-type="float">
            <text:p>10771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SM</text:p>
          </table:table-cell>
          <table:table-cell office:value-type="float" office:value="230" calcext:value-type="float">
            <text:p>230</text:p>
          </table:table-cell>
          <table:table-cell office:value-type="float" office:value="108886" calcext:value-type="float">
            <text:p>10888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VCT</text:p>
          </table:table-cell>
          <table:table-cell office:value-type="float" office:value="300" calcext:value-type="float">
            <text:p>300</text:p>
          </table:table-cell>
          <table:table-cell office:value-type="float" office:value="109135" calcext:value-type="float">
            <text:p>10913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RD</text:p>
          </table:table-cell>
          <table:table-cell office:value-type="float" office:value="2290" calcext:value-type="float">
            <text:p>2290</text:p>
          </table:table-cell>
          <table:table-cell office:value-type="float" office:value="109603" calcext:value-type="float">
            <text:p>10960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IR</text:p>
          </table:table-cell>
          <table:table-cell office:value-type="float" office:value="90" calcext:value-type="float">
            <text:p>90</text:p>
          </table:table-cell>
          <table:table-cell office:value-type="float" office:value="110927" calcext:value-type="float">
            <text:p>11092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UW</text:p>
          </table:table-cell>
          <table:table-cell office:value-type="string" calcext:value-type="string">
            <text:p>NA</text:p>
          </table:table-cell>
          <table:table-cell office:value-type="float" office:value="157980" calcext:value-type="float">
            <text:p>15798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UM</text:p>
          </table:table-cell>
          <table:table-cell office:value-type="string" calcext:value-type="string">
            <text:p>NA</text:p>
          </table:table-cell>
          <table:table-cell office:value-type="float" office:value="161851" calcext:value-type="float">
            <text:p>16185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HI</text:p>
          </table:table-cell>
          <table:table-cell office:value-type="string" calcext:value-type="string">
            <text:p>NA</text:p>
          </table:table-cell>
          <table:table-cell office:value-type="float" office:value="165387" calcext:value-type="float">
            <text:p>16538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CA</text:p>
          </table:table-cell>
          <table:table-cell office:value-type="float" office:value="710" calcext:value-type="float">
            <text:p>710</text:p>
          </table:table-cell>
          <table:table-cell office:value-type="float" office:value="179131" calcext:value-type="float">
            <text:p>17913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WSM</text:p>
          </table:table-cell>
          <table:table-cell office:value-type="float" office:value="620" calcext:value-type="float">
            <text:p>620</text:p>
          </table:table-cell>
          <table:table-cell office:value-type="float" office:value="193510" calcext:value-type="float">
            <text:p>19351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TP</text:p>
          </table:table-cell>
          <table:table-cell office:value-type="float" office:value="170" calcext:value-type="float">
            <text:p>170</text:p>
          </table:table-cell>
          <table:table-cell office:value-type="float" office:value="199439" calcext:value-type="float">
            <text:p>19943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CL</text:p>
          </table:table-cell>
          <table:table-cell office:value-type="string" calcext:value-type="string">
            <text:p>NA</text:p>
          </table:table-cell>
          <table:table-cell office:value-type="float" office:value="268700" calcext:value-type="float">
            <text:p>2687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VUT</text:p>
          </table:table-cell>
          <table:table-cell office:value-type="float" office:value="810" calcext:value-type="float">
            <text:p>810</text:p>
          </table:table-cell>
          <table:table-cell office:value-type="float" office:value="271128" calcext:value-type="float">
            <text:p>27112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F</text:p>
          </table:table-cell>
          <table:table-cell office:value-type="string" calcext:value-type="string">
            <text:p>NA</text:p>
          </table:table-cell>
          <table:table-cell office:value-type="float" office:value="273119" calcext:value-type="float">
            <text:p>27311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RB</text:p>
          </table:table-cell>
          <table:table-cell office:value-type="float" office:value="3770" calcext:value-type="float">
            <text:p>3770</text:p>
          </table:table-cell>
          <table:table-cell office:value-type="float" office:value="285327" calcext:value-type="float">
            <text:p>28532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SL</text:p>
          </table:table-cell>
          <table:table-cell office:value-type="float" office:value="3330" calcext:value-type="float">
            <text:p>3330</text:p>
          </table:table-cell>
          <table:table-cell office:value-type="float" office:value="330815" calcext:value-type="float">
            <text:p>33081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LZ</text:p>
          </table:table-cell>
          <table:table-cell office:value-type="float" office:value="1480" calcext:value-type="float">
            <text:p>1480</text:p>
          </table:table-cell>
          <table:table-cell office:value-type="float" office:value="360926" calcext:value-type="float">
            <text:p>36092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HS</text:p>
          </table:table-cell>
          <table:table-cell office:value-type="float" office:value="2740" calcext:value-type="float">
            <text:p>2740</text:p>
          </table:table-cell>
          <table:table-cell office:value-type="float" office:value="374200" calcext:value-type="float">
            <text:p>3742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RN</text:p>
          </table:table-cell>
          <table:table-cell office:value-type="float" office:value="15880" calcext:value-type="float">
            <text:p>15880</text:p>
          </table:table-cell>
          <table:table-cell office:value-type="float" office:value="414914" calcext:value-type="float">
            <text:p>41491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LT</text:p>
          </table:table-cell>
          <table:table-cell office:value-type="float" office:value="2160" calcext:value-type="float">
            <text:p>2160</text:p>
          </table:table-cell>
          <table:table-cell office:value-type="float" office:value="445053" calcext:value-type="float">
            <text:p>44505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DV</text:p>
          </table:table-cell>
          <table:table-cell office:value-type="float" office:value="1660" calcext:value-type="float">
            <text:p>1660</text:p>
          </table:table-cell>
          <table:table-cell office:value-type="float" office:value="454914" calcext:value-type="float">
            <text:p>45491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PV</text:p>
          </table:table-cell>
          <table:table-cell office:value-type="float" office:value="720" calcext:value-type="float">
            <text:p>720</text:p>
          </table:table-cell>
          <table:table-cell office:value-type="float" office:value="524740" calcext:value-type="float">
            <text:p>52474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UR</text:p>
          </table:table-cell>
          <table:table-cell office:value-type="float" office:value="4480" calcext:value-type="float">
            <text:p>4480</text:p>
          </table:table-cell>
          <table:table-cell office:value-type="float" office:value="559136" calcext:value-type="float">
            <text:p>55913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UX</text:p>
          </table:table-cell>
          <table:table-cell office:value-type="float" office:value="10050" calcext:value-type="float">
            <text:p>10050</text:p>
          </table:table-cell>
          <table:table-cell office:value-type="float" office:value="569604" calcext:value-type="float">
            <text:p>5696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AC</text:p>
          </table:table-cell>
          <table:table-cell office:value-type="string" calcext:value-type="string">
            <text:p>NA</text:p>
          </table:table-cell>
          <table:table-cell office:value-type="float" office:value="602093" calcext:value-type="float">
            <text:p>60209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LB</text:p>
          </table:table-cell>
          <table:table-cell office:value-type="float" office:value="800" calcext:value-type="float">
            <text:p>800</text:p>
          </table:table-cell>
          <table:table-cell office:value-type="float" office:value="603133" calcext:value-type="float">
            <text:p>60313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NE</text:p>
          </table:table-cell>
          <table:table-cell office:value-type="float" office:value="3650" calcext:value-type="float">
            <text:p>3650</text:p>
          </table:table-cell>
          <table:table-cell office:value-type="float" office:value="622159" calcext:value-type="float">
            <text:p>62215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TN</text:p>
          </table:table-cell>
          <table:table-cell office:value-type="float" office:value="2040" calcext:value-type="float">
            <text:p>2040</text:p>
          </table:table-cell>
          <table:table-cell office:value-type="float" office:value="727885" calcext:value-type="float">
            <text:p>72788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UY</text:p>
          </table:table-cell>
          <table:table-cell office:value-type="float" office:value="4830" calcext:value-type="float">
            <text:p>4830</text:p>
          </table:table-cell>
          <table:table-cell office:value-type="float" office:value="767433" calcext:value-type="float">
            <text:p>76743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OM</text:p>
          </table:table-cell>
          <table:table-cell office:value-type="float" office:value="510" calcext:value-type="float">
            <text:p>510</text:p>
          </table:table-cell>
          <table:table-cell office:value-type="float" office:value="777435" calcext:value-type="float">
            <text:p>77743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JI</text:p>
          </table:table-cell>
          <table:table-cell office:value-type="float" office:value="2370" calcext:value-type="float">
            <text:p>2370</text:p>
          </table:table-cell>
          <table:table-cell office:value-type="float" office:value="868632" calcext:value-type="float">
            <text:p>8686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JI</text:p>
          </table:table-cell>
          <table:table-cell office:value-type="float" office:value="1520" calcext:value-type="float">
            <text:p>1520</text:p>
          </table:table-cell>
          <table:table-cell office:value-type="float" office:value="913998" calcext:value-type="float">
            <text:p>91399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WZ</text:p>
          </table:table-cell>
          <table:table-cell office:value-type="float" office:value="3000" calcext:value-type="float">
            <text:p>3000</text:p>
          </table:table-cell>
          <table:table-cell office:value-type="float" office:value="1104038" calcext:value-type="float">
            <text:p>110403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YP</text:p>
          </table:table-cell>
          <table:table-cell office:value-type="float" office:value="8140" calcext:value-type="float">
            <text:p>8140</text:p>
          </table:table-cell>
          <table:table-cell office:value-type="float" office:value="1160987" calcext:value-type="float">
            <text:p>116098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NQ</text:p>
          </table:table-cell>
          <table:table-cell office:value-type="float" office:value="21160" calcext:value-type="float">
            <text:p>21160</text:p>
          </table:table-cell>
          <table:table-cell office:value-type="float" office:value="1168575" calcext:value-type="float">
            <text:p>116857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LS</text:p>
          </table:table-cell>
          <table:table-cell office:value-type="float" office:value="6890" calcext:value-type="float">
            <text:p>6890</text:p>
          </table:table-cell>
          <table:table-cell office:value-type="float" office:value="1196294" calcext:value-type="float">
            <text:p>119629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US</text:p>
          </table:table-cell>
          <table:table-cell office:value-type="float" office:value="6370" calcext:value-type="float">
            <text:p>6370</text:p>
          </table:table-cell>
          <table:table-cell office:value-type="float" office:value="1262605" calcext:value-type="float">
            <text:p>126260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EST</text:p>
          </table:table-cell>
          <table:table-cell office:value-type="float" office:value="18110" calcext:value-type="float">
            <text:p>18110</text:p>
          </table:table-cell>
          <table:table-cell office:value-type="float" office:value="1315407" calcext:value-type="float">
            <text:p>131540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TO</text:p>
          </table:table-cell>
          <table:table-cell office:value-type="float" office:value="25600" calcext:value-type="float">
            <text:p>25600</text:p>
          </table:table-cell>
          <table:table-cell office:value-type="float" office:value="1370332" calcext:value-type="float">
            <text:p>13703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HR</text:p>
          </table:table-cell>
          <table:table-cell office:value-type="float" office:value="46950" calcext:value-type="float">
            <text:p>46950</text:p>
          </table:table-cell>
          <table:table-cell office:value-type="float" office:value="1371853" calcext:value-type="float">
            <text:p>137185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NB</text:p>
          </table:table-cell>
          <table:table-cell office:value-type="float" office:value="2620" calcext:value-type="float">
            <text:p>2620</text:p>
          </table:table-cell>
          <table:table-cell office:value-type="float" office:value="1737207" calcext:value-type="float">
            <text:p>173720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XKX</text:p>
          </table:table-cell>
          <table:table-cell office:value-type="string" calcext:value-type="string">
            <text:p>NA</text:p>
          </table:table-cell>
          <table:table-cell office:value-type="float" office:value="1788196" calcext:value-type="float">
            <text:p>17881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AB</text:p>
          </table:table-cell>
          <table:table-cell office:value-type="float" office:value="7970" calcext:value-type="float">
            <text:p>7970</text:p>
          </table:table-cell>
          <table:table-cell office:value-type="float" office:value="1947690" calcext:value-type="float">
            <text:p>194769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VA</text:p>
          </table:table-cell>
          <table:table-cell office:value-type="float" office:value="11500" calcext:value-type="float">
            <text:p>11500</text:p>
          </table:table-cell>
          <table:table-cell office:value-type="float" office:value="1977527" calcext:value-type="float">
            <text:p>197752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SO</text:p>
          </table:table-cell>
          <table:table-cell office:value-type="float" office:value="5390" calcext:value-type="float">
            <text:p>5390</text:p>
          </table:table-cell>
          <table:table-cell office:value-type="float" office:value="2059011" calcext:value-type="float">
            <text:p>205901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VN</text:p>
          </table:table-cell>
          <table:table-cell office:value-type="float" office:value="16310" calcext:value-type="float">
            <text:p>16310</text:p>
          </table:table-cell>
          <table:table-cell office:value-type="float" office:value="2063531" calcext:value-type="float">
            <text:p>206353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KD</text:p>
          </table:table-cell>
          <table:table-cell office:value-type="float" office:value="10560" calcext:value-type="float">
            <text:p>10560</text:p>
          </table:table-cell>
          <table:table-cell office:value-type="float" office:value="2079335" calcext:value-type="float">
            <text:p>207933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MB</text:p>
          </table:table-cell>
          <table:table-cell office:value-type="float" office:value="2620" calcext:value-type="float">
            <text:p>2620</text:p>
          </table:table-cell>
          <table:table-cell office:value-type="float" office:value="2085860" calcext:value-type="float">
            <text:p>208586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WA</text:p>
          </table:table-cell>
          <table:table-cell office:value-type="float" office:value="14400" calcext:value-type="float">
            <text:p>14400</text:p>
          </table:table-cell>
          <table:table-cell office:value-type="float" office:value="2120716" calcext:value-type="float">
            <text:p>212071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AM</text:p>
          </table:table-cell>
          <table:table-cell office:value-type="float" office:value="12100" calcext:value-type="float">
            <text:p>12100</text:p>
          </table:table-cell>
          <table:table-cell office:value-type="float" office:value="2314901" calcext:value-type="float">
            <text:p>231490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QAT</text:p>
          </table:table-cell>
          <table:table-cell office:value-type="float" office:value="92460" calcext:value-type="float">
            <text:p>92460</text:p>
          </table:table-cell>
          <table:table-cell office:value-type="float" office:value="2565708" calcext:value-type="float">
            <text:p>256570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DA</text:p>
          </table:table-cell>
          <table:table-cell office:value-type="float" office:value="12470" calcext:value-type="float">
            <text:p>12470</text:p>
          </table:table-cell>
          <table:table-cell office:value-type="float" office:value="2834530" calcext:value-type="float">
            <text:p>283453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LB</text:p>
          </table:table-cell>
          <table:table-cell office:value-type="float" office:value="9850" calcext:value-type="float">
            <text:p>9850</text:p>
          </table:table-cell>
          <table:table-cell office:value-type="float" office:value="2880703" calcext:value-type="float">
            <text:p>288070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JAM</text:p>
          </table:table-cell>
          <table:table-cell office:value-type="float" office:value="8780" calcext:value-type="float">
            <text:p>8780</text:p>
          </table:table-cell>
          <table:table-cell office:value-type="float" office:value="2891024" calcext:value-type="float">
            <text:p>289102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TU</text:p>
          </table:table-cell>
          <table:table-cell office:value-type="float" office:value="18800" calcext:value-type="float">
            <text:p>18800</text:p>
          </table:table-cell>
          <table:table-cell office:value-type="float" office:value="2904910" calcext:value-type="float">
            <text:p>290491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RM</text:p>
          </table:table-cell>
          <table:table-cell office:value-type="float" office:value="9260" calcext:value-type="float">
            <text:p>9260</text:p>
          </table:table-cell>
          <table:table-cell office:value-type="float" office:value="2925559" calcext:value-type="float">
            <text:p>292555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NG</text:p>
          </table:table-cell>
          <table:table-cell office:value-type="float" office:value="45710" calcext:value-type="float">
            <text:p>45710</text:p>
          </table:table-cell>
          <table:table-cell office:value-type="float" office:value="2998433" calcext:value-type="float">
            <text:p>299843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URY</text:p>
          </table:table-cell>
          <table:table-cell office:value-type="float" office:value="36660" calcext:value-type="float">
            <text:p>36660</text:p>
          </table:table-cell>
          <table:table-cell office:value-type="float" office:value="3412013" calcext:value-type="float">
            <text:p>341201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IH</text:p>
          </table:table-cell>
          <table:table-cell office:value-type="float" office:value="24640" calcext:value-type="float">
            <text:p>24640</text:p>
          </table:table-cell>
          <table:table-cell office:value-type="float" office:value="3429362" calcext:value-type="float">
            <text:p>342936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I</text:p>
          </table:table-cell>
          <table:table-cell office:value-type="string" calcext:value-type="string">
            <text:p>NA</text:p>
          </table:table-cell>
          <table:table-cell office:value-type="float" office:value="3473232" calcext:value-type="float">
            <text:p>34732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EO</text:p>
          </table:table-cell>
          <table:table-cell office:value-type="float" office:value="16970" calcext:value-type="float">
            <text:p>16970</text:p>
          </table:table-cell>
          <table:table-cell office:value-type="float" office:value="3725276" calcext:value-type="float">
            <text:p>372527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WT</text:p>
          </table:table-cell>
          <table:table-cell office:value-type="float" office:value="106220" calcext:value-type="float">
            <text:p>106220</text:p>
          </table:table-cell>
          <table:table-cell office:value-type="float" office:value="3835588" calcext:value-type="float">
            <text:p>383558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N</text:p>
          </table:table-cell>
          <table:table-cell office:value-type="float" office:value="18090" calcext:value-type="float">
            <text:p>18090</text:p>
          </table:table-cell>
          <table:table-cell office:value-type="float" office:value="3968490" calcext:value-type="float">
            <text:p>396849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RT</text:p>
          </table:table-cell>
          <table:table-cell office:value-type="float" office:value="12830" calcext:value-type="float">
            <text:p>12830</text:p>
          </table:table-cell>
          <table:table-cell office:value-type="float" office:value="4046304" calcext:value-type="float">
            <text:p>40463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RV</text:p>
          </table:table-cell>
          <table:table-cell office:value-type="float" office:value="22690" calcext:value-type="float">
            <text:p>22690</text:p>
          </table:table-cell>
          <table:table-cell office:value-type="float" office:value="4203604" calcext:value-type="float">
            <text:p>42036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OMN</text:p>
          </table:table-cell>
          <table:table-cell office:value-type="float" office:value="76260" calcext:value-type="float">
            <text:p>76260</text:p>
          </table:table-cell>
          <table:table-cell office:value-type="float" office:value="4267341" calcext:value-type="float">
            <text:p>426734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SE</text:p>
          </table:table-cell>
          <table:table-cell office:value-type="string" calcext:value-type="string">
            <text:p>NA</text:p>
          </table:table-cell>
          <table:table-cell office:value-type="float" office:value="4270092" calcext:value-type="float">
            <text:p>427009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BR</text:p>
          </table:table-cell>
          <table:table-cell office:value-type="float" office:value="8910" calcext:value-type="float">
            <text:p>8910</text:p>
          </table:table-cell>
          <table:table-cell office:value-type="float" office:value="4472229" calcext:value-type="float">
            <text:p>447222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AF</text:p>
          </table:table-cell>
          <table:table-cell office:value-type="float" office:value="53480" calcext:value-type="float">
            <text:p>53480</text:p>
          </table:table-cell>
          <table:table-cell office:value-type="float" office:value="4493171" calcext:value-type="float">
            <text:p>449317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ZL</text:p>
          </table:table-cell>
          <table:table-cell office:value-type="float" office:value="81690" calcext:value-type="float">
            <text:p>81690</text:p>
          </table:table-cell>
          <table:table-cell office:value-type="float" office:value="4609400" calcext:value-type="float">
            <text:p>46094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RL</text:p>
          </table:table-cell>
          <table:table-cell office:value-type="float" office:value="63350" calcext:value-type="float">
            <text:p>63350</text:p>
          </table:table-cell>
          <table:table-cell office:value-type="float" office:value="4701957" calcext:value-type="float">
            <text:p>470195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RI</text:p>
          </table:table-cell>
          <table:table-cell office:value-type="float" office:value="14630" calcext:value-type="float">
            <text:p>14630</text:p>
          </table:table-cell>
          <table:table-cell office:value-type="float" office:value="4847805" calcext:value-type="float">
            <text:p>484780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OG</text:p>
          </table:table-cell>
          <table:table-cell office:value-type="float" office:value="9200" calcext:value-type="float">
            <text:p>9200</text:p>
          </table:table-cell>
          <table:table-cell office:value-type="float" office:value="4856093" calcext:value-type="float">
            <text:p>485609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OR</text:p>
          </table:table-cell>
          <table:table-cell office:value-type="float" office:value="48580" calcext:value-type="float">
            <text:p>48580</text:p>
          </table:table-cell>
          <table:table-cell office:value-type="float" office:value="5188607" calcext:value-type="float">
            <text:p>518860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VK</text:p>
          </table:table-cell>
          <table:table-cell office:value-type="float" office:value="37770" calcext:value-type="float">
            <text:p>37770</text:p>
          </table:table-cell>
          <table:table-cell office:value-type="float" office:value="5423801" calcext:value-type="float">
            <text:p>542380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IN</text:p>
          </table:table-cell>
          <table:table-cell office:value-type="float" office:value="53550" calcext:value-type="float">
            <text:p>53550</text:p>
          </table:table-cell>
          <table:table-cell office:value-type="float" office:value="5479531" calcext:value-type="float">
            <text:p>547953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GP</text:p>
          </table:table-cell>
          <table:table-cell office:value-type="float" office:value="62560" calcext:value-type="float">
            <text:p>62560</text:p>
          </table:table-cell>
          <table:table-cell office:value-type="float" office:value="5535002" calcext:value-type="float">
            <text:p>553500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KM</text:p>
          </table:table-cell>
          <table:table-cell office:value-type="float" office:value="126150" calcext:value-type="float">
            <text:p>126150</text:p>
          </table:table-cell>
          <table:table-cell office:value-type="float" office:value="5565283" calcext:value-type="float">
            <text:p>556528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NK</text:p>
          </table:table-cell>
          <table:table-cell office:value-type="float" office:value="46610" calcext:value-type="float">
            <text:p>46610</text:p>
          </table:table-cell>
          <table:table-cell office:value-type="float" office:value="5683483" calcext:value-type="float">
            <text:p>568348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GZ</text:p>
          </table:table-cell>
          <table:table-cell office:value-type="float" office:value="16960" calcext:value-type="float">
            <text:p>16960</text:p>
          </table:table-cell>
          <table:table-cell office:value-type="float" office:value="5956900" calcext:value-type="float">
            <text:p>59569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IC</text:p>
          </table:table-cell>
          <table:table-cell office:value-type="float" office:value="18840" calcext:value-type="float">
            <text:p>18840</text:p>
          </table:table-cell>
          <table:table-cell office:value-type="float" office:value="6223234" calcext:value-type="float">
            <text:p>622323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LV</text:p>
          </table:table-cell>
          <table:table-cell office:value-type="float" office:value="12700" calcext:value-type="float">
            <text:p>12700</text:p>
          </table:table-cell>
          <table:table-cell office:value-type="float" office:value="6325121" calcext:value-type="float">
            <text:p>632512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BY</text:p>
          </table:table-cell>
          <table:table-cell office:value-type="float" office:value="84880" calcext:value-type="float">
            <text:p>84880</text:p>
          </table:table-cell>
          <table:table-cell office:value-type="float" office:value="6418315" calcext:value-type="float">
            <text:p>641831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BN</text:p>
          </table:table-cell>
          <table:table-cell office:value-type="float" office:value="32660" calcext:value-type="float">
            <text:p>32660</text:p>
          </table:table-cell>
          <table:table-cell office:value-type="float" office:value="6532681" calcext:value-type="float">
            <text:p>653268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Y</text:p>
          </table:table-cell>
          <table:table-cell office:value-type="float" office:value="47310" calcext:value-type="float">
            <text:p>47310</text:p>
          </table:table-cell>
          <table:table-cell office:value-type="float" office:value="6688746" calcext:value-type="float">
            <text:p>668874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AO</text:p>
          </table:table-cell>
          <table:table-cell office:value-type="float" office:value="19020" calcext:value-type="float">
            <text:p>19020</text:p>
          </table:table-cell>
          <table:table-cell office:value-type="float" office:value="6741160" calcext:value-type="float">
            <text:p>674116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RB</text:p>
          </table:table-cell>
          <table:table-cell office:value-type="float" office:value="62910" calcext:value-type="float">
            <text:p>62910</text:p>
          </table:table-cell>
          <table:table-cell office:value-type="float" office:value="7095383" calcext:value-type="float">
            <text:p>709538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LE</text:p>
          </table:table-cell>
          <table:table-cell office:value-type="float" office:value="7460" calcext:value-type="float">
            <text:p>7460</text:p>
          </table:table-cell>
          <table:table-cell office:value-type="float" office:value="7171909" calcext:value-type="float">
            <text:p>717190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GR</text:p>
          </table:table-cell>
          <table:table-cell office:value-type="float" office:value="57310" calcext:value-type="float">
            <text:p>57310</text:p>
          </table:table-cell>
          <table:table-cell office:value-type="float" office:value="7177991" calcext:value-type="float">
            <text:p>717799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KG</text:p>
          </table:table-cell>
          <table:table-cell office:value-type="string" calcext:value-type="string">
            <text:p>NA</text:p>
          </table:table-cell>
          <table:table-cell office:value-type="float" office:value="7291300" calcext:value-type="float">
            <text:p>72913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GO</text:p>
          </table:table-cell>
          <table:table-cell office:value-type="float" office:value="7790" calcext:value-type="float">
            <text:p>7790</text:p>
          </table:table-cell>
          <table:table-cell office:value-type="float" office:value="7323162" calcext:value-type="float">
            <text:p>732316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NG</text:p>
          </table:table-cell>
          <table:table-cell office:value-type="float" office:value="21670" calcext:value-type="float">
            <text:p>21670</text:p>
          </table:table-cell>
          <table:table-cell office:value-type="float" office:value="8107772" calcext:value-type="float">
            <text:p>810777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HE</text:p>
          </table:table-cell>
          <table:table-cell office:value-type="float" office:value="47710" calcext:value-type="float">
            <text:p>47710</text:p>
          </table:table-cell>
          <table:table-cell office:value-type="float" office:value="8282396" calcext:value-type="float">
            <text:p>82823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SR</text:p>
          </table:table-cell>
          <table:table-cell office:value-type="float" office:value="89510" calcext:value-type="float">
            <text:p>89510</text:p>
          </table:table-cell>
          <table:table-cell office:value-type="float" office:value="8380100" calcext:value-type="float">
            <text:p>83801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JK</text:p>
          </table:table-cell>
          <table:table-cell office:value-type="float" office:value="12280" calcext:value-type="float">
            <text:p>12280</text:p>
          </table:table-cell>
          <table:table-cell office:value-type="float" office:value="8454019" calcext:value-type="float">
            <text:p>845401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UT</text:p>
          </table:table-cell>
          <table:table-cell office:value-type="float" office:value="75480" calcext:value-type="float">
            <text:p>75480</text:p>
          </table:table-cell>
          <table:table-cell office:value-type="float" office:value="8642699" calcext:value-type="float">
            <text:p>864269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ND</text:p>
          </table:table-cell>
          <table:table-cell office:value-type="float" office:value="21560" calcext:value-type="float">
            <text:p>21560</text:p>
          </table:table-cell>
          <table:table-cell office:value-type="float" office:value="9112904" calcext:value-type="float">
            <text:p>91129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RE</text:p>
          </table:table-cell>
          <table:table-cell office:value-type="float" office:value="252850" calcext:value-type="float">
            <text:p>252850</text:p>
          </table:table-cell>
          <table:table-cell office:value-type="float" office:value="9262896" calcext:value-type="float">
            <text:p>92628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JOR</text:p>
          </table:table-cell>
          <table:table-cell office:value-type="float" office:value="34970" calcext:value-type="float">
            <text:p>34970</text:p>
          </table:table-cell>
          <table:table-cell office:value-type="float" office:value="9266573" calcext:value-type="float">
            <text:p>926657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LR</text:p>
          </table:table-cell>
          <table:table-cell office:value-type="float" office:value="84480" calcext:value-type="float">
            <text:p>84480</text:p>
          </table:table-cell>
          <table:table-cell office:value-type="float" office:value="9489616" calcext:value-type="float">
            <text:p>948961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ZE</text:p>
          </table:table-cell>
          <table:table-cell office:value-type="float" office:value="82030" calcext:value-type="float">
            <text:p>82030</text:p>
          </table:table-cell>
          <table:table-cell office:value-type="float" office:value="9649341" calcext:value-type="float">
            <text:p>964934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WE</text:p>
          </table:table-cell>
          <table:table-cell office:value-type="float" office:value="50050" calcext:value-type="float">
            <text:p>50050</text:p>
          </table:table-cell>
          <table:table-cell office:value-type="float" office:value="9799186" calcext:value-type="float">
            <text:p>979918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UN</text:p>
          </table:table-cell>
          <table:table-cell office:value-type="float" office:value="58330" calcext:value-type="float">
            <text:p>58330</text:p>
          </table:table-cell>
          <table:table-cell office:value-type="float" office:value="9843028" calcext:value-type="float">
            <text:p>984302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DI</text:p>
          </table:table-cell>
          <table:table-cell office:value-type="float" office:value="4350" calcext:value-type="float">
            <text:p>4350</text:p>
          </table:table-cell>
          <table:table-cell office:value-type="float" office:value="10160034" calcext:value-type="float">
            <text:p>1016003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OM</text:p>
          </table:table-cell>
          <table:table-cell office:value-type="float" office:value="36520" calcext:value-type="float">
            <text:p>36520</text:p>
          </table:table-cell>
          <table:table-cell office:value-type="float" office:value="10281675" calcext:value-type="float">
            <text:p>1028167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T</text:p>
          </table:table-cell>
          <table:table-cell office:value-type="float" office:value="67430" calcext:value-type="float">
            <text:p>67430</text:p>
          </table:table-cell>
          <table:table-cell office:value-type="float" office:value="10358076" calcext:value-type="float">
            <text:p>103580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122290" calcext:value-type="float">
            <text:p>122290</text:p>
          </table:table-cell>
          <table:table-cell office:value-type="float" office:value="10546059" calcext:value-type="float">
            <text:p>1054605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EN</text:p>
          </table:table-cell>
          <table:table-cell office:value-type="float" office:value="14430" calcext:value-type="float">
            <text:p>14430</text:p>
          </table:table-cell>
          <table:table-cell office:value-type="float" office:value="10575962" calcext:value-type="float">
            <text:p>1057596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TI</text:p>
          </table:table-cell>
          <table:table-cell office:value-type="float" office:value="9680" calcext:value-type="float">
            <text:p>9680</text:p>
          </table:table-cell>
          <table:table-cell office:value-type="float" office:value="10695540" calcext:value-type="float">
            <text:p>1069554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SD</text:p>
          </table:table-cell>
          <table:table-cell office:value-type="float" office:value="57410" calcext:value-type="float">
            <text:p>57410</text:p>
          </table:table-cell>
          <table:table-cell office:value-type="float" office:value="10715657" calcext:value-type="float">
            <text:p>1071565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RC</text:p>
          </table:table-cell>
          <table:table-cell office:value-type="float" office:value="88180" calcext:value-type="float">
            <text:p>88180</text:p>
          </table:table-cell>
          <table:table-cell office:value-type="float" office:value="10820883" calcext:value-type="float">
            <text:p>1082088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OL</text:p>
          </table:table-cell>
          <table:table-cell office:value-type="float" office:value="53400" calcext:value-type="float">
            <text:p>53400</text:p>
          </table:table-cell>
          <table:table-cell office:value-type="float" office:value="10869732" calcext:value-type="float">
            <text:p>108697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UN</text:p>
          </table:table-cell>
          <table:table-cell office:value-type="float" office:value="40170" calcext:value-type="float">
            <text:p>40170</text:p>
          </table:table-cell>
          <table:table-cell office:value-type="float" office:value="11179951" calcext:value-type="float">
            <text:p>11179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111520" calcext:value-type="float">
            <text:p>111520</text:p>
          </table:table-cell>
          <table:table-cell office:value-type="float" office:value="11274196" calcext:value-type="float">
            <text:p>112741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UB</text:p>
          </table:table-cell>
          <table:table-cell office:value-type="float" office:value="44560" calcext:value-type="float">
            <text:p>44560</text:p>
          </table:table-cell>
          <table:table-cell office:value-type="float" office:value="11324777" calcext:value-type="float">
            <text:p>1132477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WA</text:p>
          </table:table-cell>
          <table:table-cell office:value-type="float" office:value="6070" calcext:value-type="float">
            <text:p>6070</text:p>
          </table:table-cell>
          <table:table-cell office:value-type="float" office:value="11369066" calcext:value-type="float">
            <text:p>1136906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IN</text:p>
          </table:table-cell>
          <table:table-cell office:value-type="float" office:value="25680" calcext:value-type="float">
            <text:p>25680</text:p>
          </table:table-cell>
          <table:table-cell office:value-type="float" office:value="11432096" calcext:value-type="float">
            <text:p>114320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OM</text:p>
          </table:table-cell>
          <table:table-cell office:value-type="float" office:value="27110" calcext:value-type="float">
            <text:p>27110</text:p>
          </table:table-cell>
          <table:table-cell office:value-type="float" office:value="13797204" calcext:value-type="float">
            <text:p>137972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WE</text:p>
          </table:table-cell>
          <table:table-cell office:value-type="float" office:value="31280" calcext:value-type="float">
            <text:p>31280</text:p>
          </table:table-cell>
          <table:table-cell office:value-type="float" office:value="13814642" calcext:value-type="float">
            <text:p>1381464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CD</text:p>
          </table:table-cell>
          <table:table-cell office:value-type="float" office:value="70560" calcext:value-type="float">
            <text:p>70560</text:p>
          </table:table-cell>
          <table:table-cell office:value-type="float" office:value="14110971" calcext:value-type="float">
            <text:p>1411097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float" office:value="28070" calcext:value-type="float">
            <text:p>28070</text:p>
          </table:table-cell>
          <table:table-cell office:value-type="float" office:value="14578450" calcext:value-type="float">
            <text:p>1457845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HM</text:p>
          </table:table-cell>
          <table:table-cell office:value-type="float" office:value="33720" calcext:value-type="float">
            <text:p>33720</text:p>
          </table:table-cell>
          <table:table-cell office:value-type="float" office:value="15521435" calcext:value-type="float">
            <text:p>1552143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TM</text:p>
          </table:table-cell>
          <table:table-cell office:value-type="float" office:value="32990" calcext:value-type="float">
            <text:p>32990</text:p>
          </table:table-cell>
          <table:table-cell office:value-type="float" office:value="15567419" calcext:value-type="float">
            <text:p>1556741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MB</text:p>
          </table:table-cell>
          <table:table-cell office:value-type="float" office:value="38840" calcext:value-type="float">
            <text:p>38840</text:p>
          </table:table-cell>
          <table:table-cell office:value-type="float" office:value="15879370" calcext:value-type="float">
            <text:p>1587937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ECU</text:p>
          </table:table-cell>
          <table:table-cell office:value-type="float" office:value="66420" calcext:value-type="float">
            <text:p>66420</text:p>
          </table:table-cell>
          <table:table-cell office:value-type="float" office:value="16212022" calcext:value-type="float">
            <text:p>1621202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WI</text:p>
          </table:table-cell>
          <table:table-cell office:value-type="float" office:value="15820" calcext:value-type="float">
            <text:p>15820</text:p>
          </table:table-cell>
          <table:table-cell office:value-type="float" office:value="16745305" calcext:value-type="float">
            <text:p>16745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188330" calcext:value-type="float">
            <text:p>188330</text:p>
          </table:table-cell>
          <table:table-cell office:value-type="float" office:value="16939923" calcext:value-type="float">
            <text:p>1693992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LI</text:p>
          </table:table-cell>
          <table:table-cell office:value-type="float" office:value="36670" calcext:value-type="float">
            <text:p>36670</text:p>
          </table:table-cell>
          <table:table-cell office:value-type="float" office:value="17438772" calcext:value-type="float">
            <text:p>174387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259340" calcext:value-type="float">
            <text:p>259340</text:p>
          </table:table-cell>
          <table:table-cell office:value-type="float" office:value="17542806" calcext:value-type="float">
            <text:p>17542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104020" calcext:value-type="float">
            <text:p>104020</text:p>
          </table:table-cell>
          <table:table-cell office:value-type="float" office:value="17969356" calcext:value-type="float">
            <text:p>1796935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YR</text:p>
          </table:table-cell>
          <table:table-cell office:value-type="float" office:value="44380" calcext:value-type="float">
            <text:p>44380</text:p>
          </table:table-cell>
          <table:table-cell office:value-type="float" office:value="17997411" calcext:value-type="float">
            <text:p>1799741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FA</text:p>
          </table:table-cell>
          <table:table-cell office:value-type="float" office:value="28240" calcext:value-type="float">
            <text:p>28240</text:p>
          </table:table-cell>
          <table:table-cell office:value-type="float" office:value="18110616" calcext:value-type="float">
            <text:p>18110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108090" calcext:value-type="float">
            <text:p>108090</text:p>
          </table:table-cell>
          <table:table-cell office:value-type="float" office:value="19815616" calcext:value-type="float">
            <text:p>1981561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ER</text:p>
          </table:table-cell>
          <table:table-cell office:value-type="float" office:value="39610" calcext:value-type="float">
            <text:p>39610</text:p>
          </table:table-cell>
          <table:table-cell office:value-type="float" office:value="20001663" calcext:value-type="float">
            <text:p>2000166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KA</text:p>
          </table:table-cell>
          <table:table-cell office:value-type="float" office:value="33900" calcext:value-type="float">
            <text:p>33900</text:p>
          </table:table-cell>
          <table:table-cell office:value-type="float" office:value="20970000" calcext:value-type="float">
            <text:p>209700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IV</text:p>
          </table:table-cell>
          <table:table-cell office:value-type="float" office:value="21460" calcext:value-type="float">
            <text:p>21460</text:p>
          </table:table-cell>
          <table:table-cell office:value-type="float" office:value="23226148" calcext:value-type="float">
            <text:p>2322614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MR</text:p>
          </table:table-cell>
          <table:table-cell office:value-type="float" office:value="87300" calcext:value-type="float">
            <text:p>87300</text:p>
          </table:table-cell>
          <table:table-cell office:value-type="float" office:value="23298376" calcext:value-type="float">
            <text:p>232983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594580" calcext:value-type="float">
            <text:p>594580</text:p>
          </table:table-cell>
          <table:table-cell office:value-type="float" office:value="23815995" calcext:value-type="float">
            <text:p>2381599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DG</text:p>
          </table:table-cell>
          <table:table-cell office:value-type="float" office:value="30000" calcext:value-type="float">
            <text:p>30000</text:p>
          </table:table-cell>
          <table:table-cell office:value-type="float" office:value="24234080" calcext:value-type="float">
            <text:p>2423408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K</text:p>
          </table:table-cell>
          <table:table-cell office:value-type="float" office:value="48430" calcext:value-type="float">
            <text:p>48430</text:p>
          </table:table-cell>
          <table:table-cell office:value-type="float" office:value="25183832" calcext:value-type="float">
            <text:p>251838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YEM</text:p>
          </table:table-cell>
          <table:table-cell office:value-type="float" office:value="26050" calcext:value-type="float">
            <text:p>26050</text:p>
          </table:table-cell>
          <table:table-cell office:value-type="float" office:value="26497881" calcext:value-type="float">
            <text:p>2649788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PL</text:p>
          </table:table-cell>
          <table:table-cell office:value-type="float" office:value="43670" calcext:value-type="float">
            <text:p>43670</text:p>
          </table:table-cell>
          <table:table-cell office:value-type="float" office:value="27015033" calcext:value-type="float">
            <text:p>2701503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OZ</text:p>
          </table:table-cell>
          <table:table-cell office:value-type="float" office:value="32910" calcext:value-type="float">
            <text:p>32910</text:p>
          </table:table-cell>
          <table:table-cell office:value-type="float" office:value="27042001" calcext:value-type="float">
            <text:p>2704200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HA</text:p>
          </table:table-cell>
          <table:table-cell office:value-type="float" office:value="41450" calcext:value-type="float">
            <text:p>41450</text:p>
          </table:table-cell>
          <table:table-cell office:value-type="float" office:value="27849203" calcext:value-type="float">
            <text:p>2784920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GO</text:p>
          </table:table-cell>
          <table:table-cell office:value-type="float" office:value="90620" calcext:value-type="float">
            <text:p>90620</text:p>
          </table:table-cell>
          <table:table-cell office:value-type="float" office:value="27884380" calcext:value-type="float">
            <text:p>278843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270980" calcext:value-type="float">
            <text:p>270980</text:p>
          </table:table-cell>
          <table:table-cell office:value-type="float" office:value="30081827" calcext:value-type="float">
            <text:p>300818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297970" calcext:value-type="float">
            <text:p>297970</text:p>
          </table:table-cell>
          <table:table-cell office:value-type="float" office:value="30270965" calcext:value-type="float">
            <text:p>3027096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ER</text:p>
          </table:table-cell>
          <table:table-cell office:value-type="float" office:value="94880" calcext:value-type="float">
            <text:p>94880</text:p>
          </table:table-cell>
          <table:table-cell office:value-type="float" office:value="30470739" calcext:value-type="float">
            <text:p>30470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222860" calcext:value-type="float">
            <text:p>222860</text:p>
          </table:table-cell>
          <table:table-cell office:value-type="float" office:value="31298900" calcext:value-type="float">
            <text:p>31298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660370" calcext:value-type="float">
            <text:p>660370</text:p>
          </table:table-cell>
          <table:table-cell office:value-type="float" office:value="31717676" calcext:value-type="float">
            <text:p>3171767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FG</text:p>
          </table:table-cell>
          <table:table-cell office:value-type="float" office:value="93730" calcext:value-type="float">
            <text:p>93730</text:p>
          </table:table-cell>
          <table:table-cell office:value-type="float" office:value="34413603" calcext:value-type="float">
            <text:p>3441360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AR</text:p>
          </table:table-cell>
          <table:table-cell office:value-type="float" office:value="89790" calcext:value-type="float">
            <text:p>89790</text:p>
          </table:table-cell>
          <table:table-cell office:value-type="float" office:value="34663608" calcext:value-type="float">
            <text:p>34663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185770" calcext:value-type="float">
            <text:p>185770</text:p>
          </table:table-cell>
          <table:table-cell office:value-type="float" office:value="35572269" calcext:value-type="float">
            <text:p>35572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707930" calcext:value-type="float">
            <text:p>707930</text:p>
          </table:table-cell>
          <table:table-cell office:value-type="float" office:value="35702908" calcext:value-type="float">
            <text:p>357029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366250" calcext:value-type="float">
            <text:p>366250</text:p>
          </table:table-cell>
          <table:table-cell office:value-type="float" office:value="37986412" calcext:value-type="float">
            <text:p>3798641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UGA</text:p>
          </table:table-cell>
          <table:table-cell office:value-type="float" office:value="50190" calcext:value-type="float">
            <text:p>50190</text:p>
          </table:table-cell>
          <table:table-cell office:value-type="float" office:value="38225447" calcext:value-type="float">
            <text:p>382254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104470" calcext:value-type="float">
            <text:p>104470</text:p>
          </table:table-cell>
          <table:table-cell office:value-type="float" office:value="38902948" calcext:value-type="float">
            <text:p>389029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212080" calcext:value-type="float">
            <text:p>212080</text:p>
          </table:table-cell>
          <table:table-cell office:value-type="float" office:value="39728020" calcext:value-type="float">
            <text:p>39728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62560" calcext:value-type="float">
            <text:p>362560</text:p>
          </table:table-cell>
          <table:table-cell office:value-type="float" office:value="43131966" calcext:value-type="float">
            <text:p>43131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279070" calcext:value-type="float">
            <text:p>279070</text:p>
          </table:table-cell>
          <table:table-cell office:value-type="float" office:value="45154036" calcext:value-type="float">
            <text:p>45154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325510" calcext:value-type="float">
            <text:p>325510</text:p>
          </table:table-cell>
          <table:table-cell office:value-type="float" office:value="46444832" calcext:value-type="float">
            <text:p>46444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176980" calcext:value-type="float">
            <text:p>176980</text:p>
          </table:table-cell>
          <table:table-cell office:value-type="float" office:value="47520667" calcext:value-type="float">
            <text:p>4752066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EN</text:p>
          </table:table-cell>
          <table:table-cell office:value-type="float" office:value="73990" calcext:value-type="float">
            <text:p>73990</text:p>
          </table:table-cell>
          <table:table-cell office:value-type="float" office:value="47878339" calcext:value-type="float">
            <text:p>478783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685800" calcext:value-type="float">
            <text:p>685800</text:p>
          </table:table-cell>
          <table:table-cell office:value-type="float" office:value="51014947" calcext:value-type="float">
            <text:p>51014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103820" calcext:value-type="float">
            <text:p>103820</text:p>
          </table:table-cell>
          <table:table-cell office:value-type="float" office:value="51482638" calcext:value-type="float">
            <text:p>51482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104970" calcext:value-type="float">
            <text:p>104970</text:p>
          </table:table-cell>
          <table:table-cell office:value-type="float" office:value="52680724" calcext:value-type="float">
            <text:p>526807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501090" calcext:value-type="float">
            <text:p>501090</text:p>
          </table:table-cell>
          <table:table-cell office:value-type="float" office:value="55386369" calcext:value-type="float">
            <text:p>55386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416150" calcext:value-type="float">
            <text:p>416150</text:p>
          </table:table-cell>
          <table:table-cell office:value-type="float" office:value="60730582" calcext:value-type="float">
            <text:p>607305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497740" calcext:value-type="float">
            <text:p>497740</text:p>
          </table:table-cell>
          <table:table-cell office:value-type="float" office:value="65116219" calcext:value-type="float">
            <text:p>65116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430140" calcext:value-type="float">
            <text:p>430140</text:p>
          </table:table-cell>
          <table:table-cell office:value-type="float" office:value="66548272" calcext:value-type="float">
            <text:p>66548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392810" calcext:value-type="float">
            <text:p>392810</text:p>
          </table:table-cell>
          <table:table-cell office:value-type="float" office:value="68714519" calcext:value-type="float">
            <text:p>68714519</text:p>
          </table:table-cell>
          <table:table-cell table:number-columns-repeated="9"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OD</text:p>
          </table:table-cell>
          <table:table-cell office:value-type="float" office:value="57980" calcext:value-type="float">
            <text:p>57980</text:p>
          </table:table-cell>
          <table:table-cell office:value-type="float" office:value="76244532" calcext:value-type="float">
            <text:p>76244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786500" calcext:value-type="float">
            <text:p>786500</text:p>
          </table:table-cell>
          <table:table-cell office:value-type="float" office:value="78492208" calcext:value-type="float">
            <text:p>784922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33850" calcext:value-type="float">
            <text:p>433850</text:p>
          </table:table-cell>
          <table:table-cell office:value-type="float" office:value="78529413" calcext:value-type="float">
            <text:p>78529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847460" calcext:value-type="float">
            <text:p>847460</text:p>
          </table:table-cell>
          <table:table-cell office:value-type="float" office:value="81686611" calcext:value-type="float">
            <text:p>816866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306350" calcext:value-type="float">
            <text:p>306350</text:p>
          </table:table-cell>
          <table:table-cell office:value-type="float" office:value="92442549" calcext:value-type="float">
            <text:p>924425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327320" calcext:value-type="float">
            <text:p>327320</text:p>
          </table:table-cell>
          <table:table-cell office:value-type="float" office:value="92677082" calcext:value-type="float">
            <text:p>9267708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ETH</text:p>
          </table:table-cell>
          <table:table-cell office:value-type="float" office:value="161090" calcext:value-type="float">
            <text:p>161090</text:p>
          </table:table-cell>
          <table:table-cell office:value-type="float" office:value="100835453" calcext:value-type="float">
            <text:p>10083545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HL</text:p>
          </table:table-cell>
          <table:table-cell office:value-type="float" office:value="196720" calcext:value-type="float">
            <text:p>196720</text:p>
          </table:table-cell>
          <table:table-cell office:value-type="float" office:value="102113206" calcext:value-type="float">
            <text:p>10211320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EX</text:p>
          </table:table-cell>
          <table:table-cell office:value-type="float" office:value="670100" calcext:value-type="float">
            <text:p>670100</text:p>
          </table:table-cell>
          <table:table-cell office:value-type="float" office:value="121858251" calcext:value-type="float">
            <text:p>12185825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JPN</text:p>
          </table:table-cell>
          <table:table-cell office:value-type="float" office:value="1265070" calcext:value-type="float">
            <text:p>1265070</text:p>
          </table:table-cell>
          <table:table-cell office:value-type="float" office:value="127141000" calcext:value-type="float">
            <text:p>1271410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US</text:p>
          </table:table-cell>
          <table:table-cell office:value-type="float" office:value="2475690" calcext:value-type="float">
            <text:p>2475690</text:p>
          </table:table-cell>
          <table:table-cell office:value-type="float" office:value="144096870" calcext:value-type="float">
            <text:p>14409687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GD</text:p>
          </table:table-cell>
          <table:table-cell office:value-type="float" office:value="182600" calcext:value-type="float">
            <text:p>182600</text:p>
          </table:table-cell>
          <table:table-cell office:value-type="float" office:value="156256287" calcext:value-type="float">
            <text:p>15625628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GA</text:p>
          </table:table-cell>
          <table:table-cell office:value-type="float" office:value="277140" calcext:value-type="float">
            <text:p>277140</text:p>
          </table:table-cell>
          <table:table-cell office:value-type="float" office:value="181137454" calcext:value-type="float">
            <text:p>18113745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K</text:p>
          </table:table-cell>
          <table:table-cell office:value-type="float" office:value="365780" calcext:value-type="float">
            <text:p>365780</text:p>
          </table:table-cell>
          <table:table-cell office:value-type="float" office:value="199426953" calcext:value-type="float">
            <text:p>19942695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RA</text:p>
          </table:table-cell>
          <table:table-cell office:value-type="float" office:value="1082700" calcext:value-type="float">
            <text:p>1082700</text:p>
          </table:table-cell>
          <table:table-cell office:value-type="float" office:value="204471759" calcext:value-type="float">
            <text:p>20447175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DN</text:p>
          </table:table-cell>
          <table:table-cell office:value-type="float" office:value="852000" calcext:value-type="float">
            <text:p>852000</text:p>
          </table:table-cell>
          <table:table-cell office:value-type="float" office:value="258383257" calcext:value-type="float">
            <text:p>25838325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USA</text:p>
          </table:table-cell>
          <table:table-cell office:value-type="float" office:value="6003650" calcext:value-type="float">
            <text:p>6003650</text:p>
          </table:table-cell>
          <table:table-cell office:value-type="float" office:value="320738994" calcext:value-type="float">
            <text:p>32073899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ND</text:p>
          </table:table-cell>
          <table:table-cell office:value-type="float" office:value="3063650" calcext:value-type="float">
            <text:p>3063650</text:p>
          </table:table-cell>
          <table:table-cell office:value-type="float" office:value="1310152392" calcext:value-type="float">
            <text:p>131015239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HN</text:p>
          </table:table-cell>
          <table:table-cell office:value-type="float" office:value="11859290" calcext:value-type="float">
            <text:p>11859290</text:p>
          </table:table-cell>
          <table:table-cell office:value-type="float" office:value="1371220000" calcext:value-type="float">
            <text:p>13712200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ERI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..</text:p>
          </table:table-cell>
          <table:table-cell table:number-columns-repeated="10"/>
        </table:table-row>
      </table:table>
      <table:table table:name="Feuille2" table:style-name="ta1">
        <table:shapes>
          <draw:frame draw:z-index="0" draw:style-name="gr1" draw:text-style-name="P1" svg:width="50.33cm" svg:height="28.316cm" svg:x="55.235cm" svg:y="5.471cm">
            <draw:object draw:notify-on-update-of-ranges="Feuille2.C1:Feuille2.C1 Feuille2.B2:Feuille2.B34 Feuille2.B1:Feuille2.B1 Feuille2.C2:Feuille2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2" table:default-cell-style-name="ce1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pop</text:p>
          </table:table-cell>
          <table:table-cell table:style-name="Default" office:value-type="string" calcext:value-type="string">
            <text:p>GES</text:p>
          </table:table-cell>
          <table:table-cell/>
          <table:table-cell office:value-type="string" calcext:value-type="string">
            <text:p>ges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ecart moyenne POP</text:p>
          </table:table-cell>
          <table:table-cell office:value-type="string" calcext:value-type="string">
            <text:p>ecart moyenne GES</text:p>
          </table:table-cell>
          <table:table-cell office:value-type="string" calcext:value-type="string">
            <text:p>carré</text:p>
          </table:table-cell>
          <table:table-cell/>
          <table:table-cell office:value-type="string" calcext:value-type="string">
            <text:p>produit</text:p>
          </table:table-cell>
          <table:table-cell/>
          <table:table-cell table:style-name="ce2"/>
          <table:table-cell table:style-name="ce2" office:value-type="string" calcext:value-type="string">
            <text:p>carré POP</text:p>
          </table:table-cell>
          <table:table-cell table:style-name="ce2" office:value-type="string" calcext:value-type="string">
            <text:p>carré GES</text:p>
          </table:table-cell>
          <table:table-cell table:style-name="ce2" office:value-type="string" calcext:value-type="string">
            <text:p>produit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table:formula="of:=[.F2]/1000000" office:value-type="float" office:value="10.546059" calcext:value-type="float">
            <text:p>11</text:p>
          </table:table-cell>
          <table:table-cell table:formula="of:=+[.E2]/100000" office:value-type="float" office:value="1.2229" calcext:value-type="float">
            <text:p>1</text:p>
          </table:table-cell>
          <table:table-cell/>
          <table:table-cell office:value-type="float" office:value="122290" calcext:value-type="float">
            <text:p>122290</text:p>
          </table:table-cell>
          <table:table-cell office:value-type="float" office:value="10546059" calcext:value-type="float">
            <text:p>10546059</text:p>
          </table:table-cell>
          <table:table-cell/>
          <table:table-cell office:value-type="string" calcext:value-type="string">
            <text:p>ges</text:p>
          </table:table-cell>
          <table:table-cell table:style-name="ce1" table:formula="of:=AVERAGE([.C2:.C34])" office:value-type="float" office:value="3.48332424242424" calcext:value-type="float">
            <text:p>3</text:p>
          </table:table-cell>
          <table:table-cell/>
          <table:table-cell table:formula="of:=([.B2]-[.I3])" office:value-type="float" office:value="-35.1181685757576" calcext:value-type="float">
            <text:p>-35,1181685757576</text:p>
          </table:table-cell>
          <table:table-cell table:formula="of:=([.C2]-[.I2])" office:value-type="float" office:value="-2.26042424242424" calcext:value-type="float">
            <text:p>-2,26042424242424</text:p>
          </table:table-cell>
          <table:table-cell table:formula="of:=[.K2]^2" office:value-type="float" office:value="1233.28576411533" calcext:value-type="float">
            <text:p>1233,28576411533</text:p>
          </table:table-cell>
          <table:table-cell table:formula="of:=[.L2]^2" office:value-type="float" office:value="5.10951775573921" calcext:value-type="float">
            <text:p>5,10951775573921</text:p>
          </table:table-cell>
          <table:table-cell table:formula="of:=[.K2]*[.L2]" office:value-type="float" office:value="79.3819595981837" calcext:value-type="float">
            <text:p>79,3819595981837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M2:.M34])" office:value-type="float" office:value="86743.9809299924" calcext:value-type="float">
            <text:p>86744</text:p>
          </table:table-cell>
          <table:table-cell table:style-name="ce3" table:formula="of:=SUM([.N2:.N34])" office:value-type="float" office:value="2532.57358070135" calcext:value-type="float">
            <text:p>2533</text:p>
          </table:table-cell>
          <table:table-cell table:style-name="ce3" table:formula="of:=SUM([.O2:.O34])" office:value-type="float" office:value="5493.69732487659" calcext:value-type="float">
            <text:p>549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table:formula="of:=[.F3]/1000000" office:value-type="float" office:value="11.274196" calcext:value-type="float">
            <text:p>11</text:p>
          </table:table-cell>
          <table:table-cell table:formula="of:=+[.E3]/100000" office:value-type="float" office:value="1.1152" calcext:value-type="float">
            <text:p>1</text:p>
          </table:table-cell>
          <table:table-cell/>
          <table:table-cell office:value-type="float" office:value="111520" calcext:value-type="float">
            <text:p>111520</text:p>
          </table:table-cell>
          <table:table-cell office:value-type="float" office:value="11274196" calcext:value-type="float">
            <text:p>11274196</text:p>
          </table:table-cell>
          <table:table-cell/>
          <table:table-cell office:value-type="string" calcext:value-type="string">
            <text:p>pop</text:p>
          </table:table-cell>
          <table:table-cell table:style-name="ce1" table:formula="of:=AVERAGE([.B2:.B34])" office:value-type="float" office:value="45.6642275757576" calcext:value-type="float">
            <text:p>46</text:p>
          </table:table-cell>
          <table:table-cell/>
          <table:table-cell table:formula="of:=([.B3]-[.I4])" office:value-type="float" office:value="11.274196" calcext:value-type="float">
            <text:p>11,274196</text:p>
          </table:table-cell>
          <table:table-cell table:formula="of:=([.C3]-[.I3])" office:value-type="float" office:value="-44.5490275757576" calcext:value-type="float">
            <text:p>-44,5490275757576</text:p>
          </table:table-cell>
          <table:table-cell table:formula="of:=[.K3]^2" office:value-type="float" office:value="127.107495446416" calcext:value-type="float">
            <text:p>127,107495446416</text:p>
          </table:table-cell>
          <table:table-cell table:formula="of:=[.L3]^2" office:value-type="float" office:value="1984.61585794561" calcext:value-type="float">
            <text:p>1984,61585794561</text:p>
          </table:table-cell>
          <table:table-cell table:formula="of:=[.K3]*[.L3]" office:value-type="float" office:value="-502.254468498496" calcext:value-type="float">
            <text:p>-502,254468498496</text:p>
          </table:table-cell>
          <table:table-cell/>
          <table:table-cell table:style-name="ce2" office:value-type="string" calcext:value-type="string">
            <text:p>variance</text:p>
          </table:table-cell>
          <table:table-cell table:style-name="ce3" table:formula="of:=[.R2]/33" office:value-type="float" office:value="2628.60548272704" calcext:value-type="float">
            <text:p>2629</text:p>
          </table:table-cell>
          <table:table-cell table:style-name="ce3" table:formula="of:=[.S2]/33" office:value-type="float" office:value="76.7446539606469" calcext:value-type="float">
            <text:p>77</text:p>
          </table:table-cell>
          <table:table-cell table:style-name="ce3"/>
        </table:table-row>
        <table:table-row table:style-name="ro1">
          <table:table-cell office:value-type="string" calcext:value-type="string">
            <text:p>NLD</text:p>
          </table:table-cell>
          <table:table-cell table:formula="of:=[.F4]/1000000" office:value-type="float" office:value="16.939923" calcext:value-type="float">
            <text:p>17</text:p>
          </table:table-cell>
          <table:table-cell table:formula="of:=+[.E4]/100000" office:value-type="float" office:value="1.8833" calcext:value-type="float">
            <text:p>2</text:p>
          </table:table-cell>
          <table:table-cell/>
          <table:table-cell office:value-type="float" office:value="188330" calcext:value-type="float">
            <text:p>188330</text:p>
          </table:table-cell>
          <table:table-cell office:value-type="float" office:value="16939923" calcext:value-type="float">
            <text:p>16939923</text:p>
          </table:table-cell>
          <table:table-cell/>
          <table:table-cell office:value-type="string" calcext:value-type="string">
            <text:p>²</text:p>
          </table:table-cell>
          <table:table-cell table:number-columns-repeated="2"/>
          <table:table-cell table:formula="of:=([.B4]-[.I5])" office:value-type="float" office:value="16.939923" calcext:value-type="float">
            <text:p>16,939923</text:p>
          </table:table-cell>
          <table:table-cell table:formula="of:=([.C4]-[.I4])" office:value-type="float" office:value="1.8833" calcext:value-type="float">
            <text:p>1,8833</text:p>
          </table:table-cell>
          <table:table-cell table:formula="of:=[.K4]^2" office:value-type="float" office:value="286.960991245929" calcext:value-type="float">
            <text:p>286,960991245929</text:p>
          </table:table-cell>
          <table:table-cell table:formula="of:=[.L4]^2" office:value-type="float" office:value="3.54681889" calcext:value-type="float">
            <text:p>3,54681889</text:p>
          </table:table-cell>
          <table:table-cell table:formula="of:=[.K4]*[.L4]" office:value-type="float" office:value="31.9029569859" calcext:value-type="float">
            <text:p>31,9029569859</text:p>
          </table:table-cell>
          <table:table-cell/>
          <table:table-cell table:style-name="ce2" office:value-type="string" calcext:value-type="string">
            <text:p>ecart type</text:p>
          </table:table-cell>
          <table:table-cell table:style-name="ce3" table:formula="of:=SQRT([.R3])" office:value-type="float" office:value="51.2699276645388" calcext:value-type="float">
            <text:p>51</text:p>
          </table:table-cell>
          <table:table-cell table:style-name="ce3" table:formula="of:=SQRT([.S3])" office:value-type="float" office:value="8.76040261407242" calcext:value-type="float">
            <text:p>9</text:p>
          </table:table-cell>
          <table:table-cell table:style-name="ce3"/>
        </table:table-row>
        <table:table-row table:style-name="ro1">
          <table:table-cell office:value-type="string" calcext:value-type="string">
            <text:p>KAZ</text:p>
          </table:table-cell>
          <table:table-cell table:formula="of:=[.F5]/1000000" office:value-type="float" office:value="17.542806" calcext:value-type="float">
            <text:p>18</text:p>
          </table:table-cell>
          <table:table-cell table:formula="of:=+[.E5]/100000" office:value-type="float" office:value="2.5934" calcext:value-type="float">
            <text:p>3</text:p>
          </table:table-cell>
          <table:table-cell/>
          <table:table-cell office:value-type="float" office:value="259340" calcext:value-type="float">
            <text:p>259340</text:p>
          </table:table-cell>
          <table:table-cell office:value-type="float" office:value="17542806" calcext:value-type="float">
            <text:p>17542806</text:p>
          </table:table-cell>
          <table:table-cell table:number-columns-repeated="4"/>
          <table:table-cell table:formula="of:=([.B5]-[.I6])" office:value-type="float" office:value="17.542806" calcext:value-type="float">
            <text:p>17,542806</text:p>
          </table:table-cell>
          <table:table-cell table:formula="of:=([.C5]-[.I5])" office:value-type="float" office:value="2.5934" calcext:value-type="float">
            <text:p>2,5934</text:p>
          </table:table-cell>
          <table:table-cell table:formula="of:=[.K5]^2" office:value-type="float" office:value="307.750042353636" calcext:value-type="float">
            <text:p>307,750042353636</text:p>
          </table:table-cell>
          <table:table-cell table:formula="of:=[.L5]^2" office:value-type="float" office:value="6.72572356" calcext:value-type="float">
            <text:p>6,72572356</text:p>
          </table:table-cell>
          <table:table-cell table:formula="of:=[.K5]*[.L5]" office:value-type="float" office:value="45.4955130804" calcext:value-type="float">
            <text:p>45,4955130804</text:p>
          </table:table-cell>
          <table:table-cell/>
          <table:table-cell table:style-name="ce2" office:value-type="string" calcext:value-type="string">
            <text:p>covariance</text:p>
          </table:table-cell>
          <table:table-cell table:style-name="ce3" table:number-columns-repeated="2"/>
          <table:table-cell table:style-name="ce3" table:formula="of:=[.T2]/33" office:value-type="float" office:value="166.475676511412" calcext:value-type="float">
            <text:p>166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table:formula="of:=[.F6]/1000000" office:value-type="float" office:value="17.969356" calcext:value-type="float">
            <text:p>18</text:p>
          </table:table-cell>
          <table:table-cell table:formula="of:=+[.E6]/100000" office:value-type="float" office:value="1.0402" calcext:value-type="float">
            <text:p>1</text:p>
          </table:table-cell>
          <table:table-cell/>
          <table:table-cell office:value-type="float" office:value="104020" calcext:value-type="float">
            <text:p>104020</text:p>
          </table:table-cell>
          <table:table-cell office:value-type="float" office:value="17969356" calcext:value-type="float">
            <text:p>17969356</text:p>
          </table:table-cell>
          <table:table-cell table:number-columns-repeated="4"/>
          <table:table-cell table:formula="of:=([.B6]-[.I7])" office:value-type="float" office:value="17.969356" calcext:value-type="float">
            <text:p>17,969356</text:p>
          </table:table-cell>
          <table:table-cell table:formula="of:=([.C6]-[.I6])" office:value-type="float" office:value="1.0402" calcext:value-type="float">
            <text:p>1,0402</text:p>
          </table:table-cell>
          <table:table-cell table:formula="of:=[.K6]^2" office:value-type="float" office:value="322.897755054736" calcext:value-type="float">
            <text:p>322,897755054736</text:p>
          </table:table-cell>
          <table:table-cell table:formula="of:=[.L6]^2" office:value-type="float" office:value="1.08201604" calcext:value-type="float">
            <text:p>1,08201604</text:p>
          </table:table-cell>
          <table:table-cell table:formula="of:=[.K6]*[.L6]" office:value-type="float" office:value="18.6917241112" calcext:value-type="float">
            <text:p>18,6917241112</text:p>
          </table:table-cell>
          <table:table-cell/>
          <table:table-cell table:style-name="ce2" office:value-type="string" calcext:value-type="string">
            <text:p>coeff de correlation</text:p>
          </table:table-cell>
          <table:table-cell table:style-name="ce4" table:formula="of:=[.T5]/([.R4]*[.S4])" office:value-type="float" office:value="0.370650011225264" calcext:value-type="float">
            <text:p>0,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ROU</text:p>
          </table:table-cell>
          <table:table-cell table:formula="of:=[.F7]/1000000" office:value-type="float" office:value="19.815616" calcext:value-type="float">
            <text:p>20</text:p>
          </table:table-cell>
          <table:table-cell table:formula="of:=+[.E7]/100000" office:value-type="float" office:value="1.0809" calcext:value-type="float">
            <text:p>1</text:p>
          </table:table-cell>
          <table:table-cell/>
          <table:table-cell office:value-type="float" office:value="108090" calcext:value-type="float">
            <text:p>108090</text:p>
          </table:table-cell>
          <table:table-cell office:value-type="float" office:value="19815616" calcext:value-type="float">
            <text:p>19815616</text:p>
          </table:table-cell>
          <table:table-cell table:number-columns-repeated="4"/>
          <table:table-cell table:formula="of:=([.B7]-[.I8])" office:value-type="float" office:value="19.815616" calcext:value-type="float">
            <text:p>19,815616</text:p>
          </table:table-cell>
          <table:table-cell table:formula="of:=([.C7]-[.I7])" office:value-type="float" office:value="1.0809" calcext:value-type="float">
            <text:p>1,0809</text:p>
          </table:table-cell>
          <table:table-cell table:formula="of:=[.K7]^2" office:value-type="float" office:value="392.658637459456" calcext:value-type="float">
            <text:p>392,658637459456</text:p>
          </table:table-cell>
          <table:table-cell table:formula="of:=[.L7]^2" office:value-type="float" office:value="1.16834481" calcext:value-type="float">
            <text:p>1,16834481</text:p>
          </table:table-cell>
          <table:table-cell table:formula="of:=[.K7]*[.L7]" office:value-type="float" office:value="21.4186993344" calcext:value-type="float">
            <text:p>21,4186993344</text:p>
          </table:table-cell>
          <table:table-cell/>
          <table:table-cell office:value-type="string" calcext:value-type="string">
            <text:p>a</text:p>
          </table:table-cell>
          <table:table-cell table:formula="of:=[.T5]/[.R3]" office:value-type="float" office:value="0.0633323173086826" calcext:value-type="float">
            <text:p>0,063332317308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table:formula="of:=[.F8]/1000000" office:value-type="float" office:value="23.815995" calcext:value-type="float">
            <text:p>24</text:p>
          </table:table-cell>
          <table:table-cell table:formula="of:=+[.E8]/100000" office:value-type="float" office:value="5.9458" calcext:value-type="float">
            <text:p>6</text:p>
          </table:table-cell>
          <table:table-cell/>
          <table:table-cell office:value-type="float" office:value="594580" calcext:value-type="float">
            <text:p>594580</text:p>
          </table:table-cell>
          <table:table-cell office:value-type="float" office:value="23815995" calcext:value-type="float">
            <text:p>23815995</text:p>
          </table:table-cell>
          <table:table-cell table:number-columns-repeated="4"/>
          <table:table-cell table:formula="of:=([.B8]-[.I9])" office:value-type="float" office:value="23.815995" calcext:value-type="float">
            <text:p>23,815995</text:p>
          </table:table-cell>
          <table:table-cell table:formula="of:=([.C8]-[.I8])" office:value-type="float" office:value="5.9458" calcext:value-type="float">
            <text:p>5,9458</text:p>
          </table:table-cell>
          <table:table-cell table:formula="of:=[.K8]^2" office:value-type="float" office:value="567.201617840025" calcext:value-type="float">
            <text:p>567,201617840025</text:p>
          </table:table-cell>
          <table:table-cell table:formula="of:=[.L8]^2" office:value-type="float" office:value="35.35253764" calcext:value-type="float">
            <text:p>35,35253764</text:p>
          </table:table-cell>
          <table:table-cell table:formula="of:=[.K8]*[.L8]" office:value-type="float" office:value="141.605143071" calcext:value-type="float">
            <text:p>141,605143071</text:p>
          </table:table-cell>
          <table:table-cell/>
          <table:table-cell office:value-type="string" calcext:value-type="string">
            <text:p>b</text:p>
          </table:table-cell>
          <table:table-cell table:formula="of:=[.I2]-[.R7]*[.I3]" office:value-type="float" office:value="0.59130289194047" calcext:value-type="float">
            <text:p>0,59130289194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</text:p>
          </table:table-cell>
          <table:table-cell table:formula="of:=[.F9]/1000000" office:value-type="float" office:value="30.081827" calcext:value-type="float">
            <text:p>30</text:p>
          </table:table-cell>
          <table:table-cell table:formula="of:=+[.E9]/100000" office:value-type="float" office:value="2.7098" calcext:value-type="float">
            <text:p>3</text:p>
          </table:table-cell>
          <table:table-cell/>
          <table:table-cell office:value-type="float" office:value="270980" calcext:value-type="float">
            <text:p>270980</text:p>
          </table:table-cell>
          <table:table-cell office:value-type="float" office:value="30081827" calcext:value-type="float">
            <text:p>30081827</text:p>
          </table:table-cell>
          <table:table-cell table:number-columns-repeated="4"/>
          <table:table-cell table:formula="of:=([.B9]-[.I10])" office:value-type="float" office:value="30.081827" calcext:value-type="float">
            <text:p>30,081827</text:p>
          </table:table-cell>
          <table:table-cell table:formula="of:=([.C9]-[.I9])" office:value-type="float" office:value="2.7098" calcext:value-type="float">
            <text:p>2,7098</text:p>
          </table:table-cell>
          <table:table-cell table:formula="of:=[.K9]^2" office:value-type="float" office:value="904.916315657929" calcext:value-type="float">
            <text:p>904,916315657929</text:p>
          </table:table-cell>
          <table:table-cell table:formula="of:=[.L9]^2" office:value-type="float" office:value="7.34301604" calcext:value-type="float">
            <text:p>7,34301604</text:p>
          </table:table-cell>
          <table:table-cell table:formula="of:=[.K9]*[.L9]" office:value-type="float" office:value="81.5157348046" calcext:value-type="float">
            <text:p>81,5157348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</text:p>
          </table:table-cell>
          <table:table-cell table:formula="of:=[.F10]/1000000" office:value-type="float" office:value="30.270965" calcext:value-type="float">
            <text:p>30</text:p>
          </table:table-cell>
          <table:table-cell table:formula="of:=+[.E10]/100000" office:value-type="float" office:value="2.9797" calcext:value-type="float">
            <text:p>3</text:p>
          </table:table-cell>
          <table:table-cell/>
          <table:table-cell office:value-type="float" office:value="297970" calcext:value-type="float">
            <text:p>297970</text:p>
          </table:table-cell>
          <table:table-cell office:value-type="float" office:value="30270965" calcext:value-type="float">
            <text:p>30270965</text:p>
          </table:table-cell>
          <table:table-cell table:number-columns-repeated="4"/>
          <table:table-cell table:formula="of:=([.B10]-[.I11])" office:value-type="float" office:value="30.270965" calcext:value-type="float">
            <text:p>30,270965</text:p>
          </table:table-cell>
          <table:table-cell table:formula="of:=([.C10]-[.I10])" office:value-type="float" office:value="2.9797" calcext:value-type="float">
            <text:p>2,9797</text:p>
          </table:table-cell>
          <table:table-cell table:formula="of:=[.K10]^2" office:value-type="float" office:value="916.331322031225" calcext:value-type="float">
            <text:p>916,331322031225</text:p>
          </table:table-cell>
          <table:table-cell table:formula="of:=[.L10]^2" office:value-type="float" office:value="8.87861209" calcext:value-type="float">
            <text:p>8,87861209</text:p>
          </table:table-cell>
          <table:table-cell table:formula="of:=[.K10]*[.L10]" office:value-type="float" office:value="90.1983944105" calcext:value-type="float">
            <text:p>90,1983944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ZB</text:p>
          </table:table-cell>
          <table:table-cell table:formula="of:=[.F11]/1000000" office:value-type="float" office:value="31.2989" calcext:value-type="float">
            <text:p>31</text:p>
          </table:table-cell>
          <table:table-cell table:formula="of:=+[.E11]/100000" office:value-type="float" office:value="2.2286" calcext:value-type="float">
            <text:p>2</text:p>
          </table:table-cell>
          <table:table-cell/>
          <table:table-cell office:value-type="float" office:value="222860" calcext:value-type="float">
            <text:p>222860</text:p>
          </table:table-cell>
          <table:table-cell office:value-type="float" office:value="31298900" calcext:value-type="float">
            <text:p>31298900</text:p>
          </table:table-cell>
          <table:table-cell table:number-columns-repeated="4"/>
          <table:table-cell table:formula="of:=([.B11]-[.I12])" office:value-type="float" office:value="31.2989" calcext:value-type="float">
            <text:p>31,2989</text:p>
          </table:table-cell>
          <table:table-cell table:formula="of:=([.C11]-[.I11])" office:value-type="float" office:value="2.2286" calcext:value-type="float">
            <text:p>2,2286</text:p>
          </table:table-cell>
          <table:table-cell table:formula="of:=[.K11]^2" office:value-type="float" office:value="979.62114121" calcext:value-type="float">
            <text:p>979,62114121</text:p>
          </table:table-cell>
          <table:table-cell table:formula="of:=[.L11]^2" office:value-type="float" office:value="4.96665796" calcext:value-type="float">
            <text:p>4,96665796</text:p>
          </table:table-cell>
          <table:table-cell table:formula="of:=[.K11]*[.L11]" office:value-type="float" office:value="69.75272854" calcext:value-type="float">
            <text:p>69,75272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U</text:p>
          </table:table-cell>
          <table:table-cell table:formula="of:=[.F12]/1000000" office:value-type="float" office:value="31.717676" calcext:value-type="float">
            <text:p>32</text:p>
          </table:table-cell>
          <table:table-cell table:formula="of:=+[.E12]/100000" office:value-type="float" office:value="6.6037" calcext:value-type="float">
            <text:p>7</text:p>
          </table:table-cell>
          <table:table-cell/>
          <table:table-cell office:value-type="float" office:value="660370" calcext:value-type="float">
            <text:p>660370</text:p>
          </table:table-cell>
          <table:table-cell office:value-type="float" office:value="31717676" calcext:value-type="float">
            <text:p>31717676</text:p>
          </table:table-cell>
          <table:table-cell table:number-columns-repeated="4"/>
          <table:table-cell table:formula="of:=([.B12]-[.I13])" office:value-type="float" office:value="31.717676" calcext:value-type="float">
            <text:p>31,717676</text:p>
          </table:table-cell>
          <table:table-cell table:formula="of:=([.C12]-[.I12])" office:value-type="float" office:value="6.6037" calcext:value-type="float">
            <text:p>6,6037</text:p>
          </table:table-cell>
          <table:table-cell table:formula="of:=[.K12]^2" office:value-type="float" office:value="1006.01097084098" calcext:value-type="float">
            <text:p>1006,01097084098</text:p>
          </table:table-cell>
          <table:table-cell table:formula="of:=[.L12]^2" office:value-type="float" office:value="43.60885369" calcext:value-type="float">
            <text:p>43,60885369</text:p>
          </table:table-cell>
          <table:table-cell table:formula="of:=[.K12]*[.L12]" office:value-type="float" office:value="209.4540170012" calcext:value-type="float">
            <text:p>209,4540170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Q</text:p>
          </table:table-cell>
          <table:table-cell table:formula="of:=[.F13]/1000000" office:value-type="float" office:value="35.572269" calcext:value-type="float">
            <text:p>36</text:p>
          </table:table-cell>
          <table:table-cell table:formula="of:=+[.E13]/100000" office:value-type="float" office:value="1.8577" calcext:value-type="float">
            <text:p>2</text:p>
          </table:table-cell>
          <table:table-cell/>
          <table:table-cell office:value-type="float" office:value="185770" calcext:value-type="float">
            <text:p>185770</text:p>
          </table:table-cell>
          <table:table-cell office:value-type="float" office:value="35572269" calcext:value-type="float">
            <text:p>35572269</text:p>
          </table:table-cell>
          <table:table-cell table:number-columns-repeated="4"/>
          <table:table-cell table:formula="of:=([.B13]-[.I14])" office:value-type="float" office:value="35.572269" calcext:value-type="float">
            <text:p>35,572269</text:p>
          </table:table-cell>
          <table:table-cell table:formula="of:=([.C13]-[.I13])" office:value-type="float" office:value="1.8577" calcext:value-type="float">
            <text:p>1,8577</text:p>
          </table:table-cell>
          <table:table-cell table:formula="of:=[.K13]^2" office:value-type="float" office:value="1265.38632180836" calcext:value-type="float">
            <text:p>1265,38632180836</text:p>
          </table:table-cell>
          <table:table-cell table:formula="of:=[.L13]^2" office:value-type="float" office:value="3.45104929" calcext:value-type="float">
            <text:p>3,45104929</text:p>
          </table:table-cell>
          <table:table-cell table:formula="of:=[.K13]*[.L13]" office:value-type="float" office:value="66.0826041213" calcext:value-type="float">
            <text:p>66,0826041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table:formula="of:=[.F14]/1000000" office:value-type="float" office:value="35.702908" calcext:value-type="float">
            <text:p>36</text:p>
          </table:table-cell>
          <table:table-cell table:formula="of:=+[.E14]/100000" office:value-type="float" office:value="7.0793" calcext:value-type="float">
            <text:p>7</text:p>
          </table:table-cell>
          <table:table-cell/>
          <table:table-cell office:value-type="float" office:value="707930" calcext:value-type="float">
            <text:p>707930</text:p>
          </table:table-cell>
          <table:table-cell office:value-type="float" office:value="35702908" calcext:value-type="float">
            <text:p>35702908</text:p>
          </table:table-cell>
          <table:table-cell table:number-columns-repeated="4"/>
          <table:table-cell table:formula="of:=([.B14]-[.I15])" office:value-type="float" office:value="35.702908" calcext:value-type="float">
            <text:p>35,702908</text:p>
          </table:table-cell>
          <table:table-cell table:formula="of:=([.C14]-[.I14])" office:value-type="float" office:value="7.0793" calcext:value-type="float">
            <text:p>7,0793</text:p>
          </table:table-cell>
          <table:table-cell table:formula="of:=[.K14]^2" office:value-type="float" office:value="1274.69763965646" calcext:value-type="float">
            <text:p>1274,69763965646</text:p>
          </table:table-cell>
          <table:table-cell table:formula="of:=[.L14]^2" office:value-type="float" office:value="50.11648849" calcext:value-type="float">
            <text:p>50,11648849</text:p>
          </table:table-cell>
          <table:table-cell table:formula="of:=[.K14]*[.L14]" office:value-type="float" office:value="252.7515966044" calcext:value-type="float">
            <text:p>252,7515966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</text:p>
          </table:table-cell>
          <table:table-cell table:formula="of:=[.F15]/1000000" office:value-type="float" office:value="37.986412" calcext:value-type="float">
            <text:p>38</text:p>
          </table:table-cell>
          <table:table-cell table:formula="of:=+[.E15]/100000" office:value-type="float" office:value="3.6625" calcext:value-type="float">
            <text:p>4</text:p>
          </table:table-cell>
          <table:table-cell/>
          <table:table-cell office:value-type="float" office:value="366250" calcext:value-type="float">
            <text:p>366250</text:p>
          </table:table-cell>
          <table:table-cell office:value-type="float" office:value="37986412" calcext:value-type="float">
            <text:p>37986412</text:p>
          </table:table-cell>
          <table:table-cell table:number-columns-repeated="4"/>
          <table:table-cell table:formula="of:=([.B15]-[.I16])" office:value-type="float" office:value="37.986412" calcext:value-type="float">
            <text:p>37,986412</text:p>
          </table:table-cell>
          <table:table-cell table:formula="of:=([.C15]-[.I15])" office:value-type="float" office:value="3.6625" calcext:value-type="float">
            <text:p>3,6625</text:p>
          </table:table-cell>
          <table:table-cell table:formula="of:=[.K15]^2" office:value-type="float" office:value="1442.96749663374" calcext:value-type="float">
            <text:p>1442,96749663374</text:p>
          </table:table-cell>
          <table:table-cell table:formula="of:=[.L15]^2" office:value-type="float" office:value="13.41390625" calcext:value-type="float">
            <text:p>13,41390625</text:p>
          </table:table-cell>
          <table:table-cell table:formula="of:=[.K15]*[.L15]" office:value-type="float" office:value="139.12523395" calcext:value-type="float">
            <text:p>139,12523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N</text:p>
          </table:table-cell>
          <table:table-cell table:formula="of:=[.F16]/1000000" office:value-type="float" office:value="38.902948" calcext:value-type="float">
            <text:p>39</text:p>
          </table:table-cell>
          <table:table-cell table:formula="of:=+[.E16]/100000" office:value-type="float" office:value="1.0447" calcext:value-type="float">
            <text:p>1</text:p>
          </table:table-cell>
          <table:table-cell/>
          <table:table-cell office:value-type="float" office:value="104470" calcext:value-type="float">
            <text:p>104470</text:p>
          </table:table-cell>
          <table:table-cell office:value-type="float" office:value="38902948" calcext:value-type="float">
            <text:p>38902948</text:p>
          </table:table-cell>
          <table:table-cell table:number-columns-repeated="4"/>
          <table:table-cell table:formula="of:=([.B16]-[.I17])" office:value-type="float" office:value="38.902948" calcext:value-type="float">
            <text:p>38,902948</text:p>
          </table:table-cell>
          <table:table-cell table:formula="of:=([.C16]-[.I16])" office:value-type="float" office:value="1.0447" calcext:value-type="float">
            <text:p>1,0447</text:p>
          </table:table-cell>
          <table:table-cell table:formula="of:=[.K16]^2" office:value-type="float" office:value="1513.4393630907" calcext:value-type="float">
            <text:p>1513,4393630907</text:p>
          </table:table-cell>
          <table:table-cell table:formula="of:=[.L16]^2" office:value-type="float" office:value="1.09139809" calcext:value-type="float">
            <text:p>1,09139809</text:p>
          </table:table-cell>
          <table:table-cell table:formula="of:=[.K16]*[.L16]" office:value-type="float" office:value="40.6419097756" calcext:value-type="float">
            <text:p>40,6419097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ZA</text:p>
          </table:table-cell>
          <table:table-cell table:formula="of:=[.F17]/1000000" office:value-type="float" office:value="39.72802" calcext:value-type="float">
            <text:p>40</text:p>
          </table:table-cell>
          <table:table-cell table:formula="of:=+[.E17]/100000" office:value-type="float" office:value="2.1208" calcext:value-type="float">
            <text:p>2</text:p>
          </table:table-cell>
          <table:table-cell/>
          <table:table-cell office:value-type="float" office:value="212080" calcext:value-type="float">
            <text:p>212080</text:p>
          </table:table-cell>
          <table:table-cell office:value-type="float" office:value="39728020" calcext:value-type="float">
            <text:p>39728020</text:p>
          </table:table-cell>
          <table:table-cell table:number-columns-repeated="4"/>
          <table:table-cell table:formula="of:=([.B17]-[.I18])" office:value-type="float" office:value="39.72802" calcext:value-type="float">
            <text:p>39,72802</text:p>
          </table:table-cell>
          <table:table-cell table:formula="of:=([.C17]-[.I17])" office:value-type="float" office:value="2.1208" calcext:value-type="float">
            <text:p>2,1208</text:p>
          </table:table-cell>
          <table:table-cell table:formula="of:=[.K17]^2" office:value-type="float" office:value="1578.3155731204" calcext:value-type="float">
            <text:p>1578,3155731204</text:p>
          </table:table-cell>
          <table:table-cell table:formula="of:=[.L17]^2" office:value-type="float" office:value="4.49779264" calcext:value-type="float">
            <text:p>4,49779264</text:p>
          </table:table-cell>
          <table:table-cell table:formula="of:=[.K17]*[.L17]" office:value-type="float" office:value="84.255184816" calcext:value-type="float">
            <text:p>84,25518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</text:p>
          </table:table-cell>
          <table:table-cell table:formula="of:=[.F18]/1000000" office:value-type="float" office:value="43.131966" calcext:value-type="float">
            <text:p>43</text:p>
          </table:table-cell>
          <table:table-cell table:formula="of:=+[.E18]/100000" office:value-type="float" office:value="3.6256" calcext:value-type="float">
            <text:p>4</text:p>
          </table:table-cell>
          <table:table-cell/>
          <table:table-cell office:value-type="float" office:value="362560" calcext:value-type="float">
            <text:p>362560</text:p>
          </table:table-cell>
          <table:table-cell office:value-type="float" office:value="43131966" calcext:value-type="float">
            <text:p>43131966</text:p>
          </table:table-cell>
          <table:table-cell table:number-columns-repeated="4"/>
          <table:table-cell table:formula="of:=([.B18]-[.I19])" office:value-type="float" office:value="43.131966" calcext:value-type="float">
            <text:p>43,131966</text:p>
          </table:table-cell>
          <table:table-cell table:formula="of:=([.C18]-[.I18])" office:value-type="float" office:value="3.6256" calcext:value-type="float">
            <text:p>3,6256</text:p>
          </table:table-cell>
          <table:table-cell table:formula="of:=[.K18]^2" office:value-type="float" office:value="1860.36649102516" calcext:value-type="float">
            <text:p>1860,36649102516</text:p>
          </table:table-cell>
          <table:table-cell table:formula="of:=[.L18]^2" office:value-type="float" office:value="13.14497536" calcext:value-type="float">
            <text:p>13,14497536</text:p>
          </table:table-cell>
          <table:table-cell table:formula="of:=[.K18]*[.L18]" office:value-type="float" office:value="156.3792559296" calcext:value-type="float">
            <text:p>156,3792559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R</text:p>
          </table:table-cell>
          <table:table-cell table:formula="of:=[.F19]/1000000" office:value-type="float" office:value="45.154036" calcext:value-type="float">
            <text:p>45</text:p>
          </table:table-cell>
          <table:table-cell table:formula="of:=+[.E19]/100000" office:value-type="float" office:value="2.7907" calcext:value-type="float">
            <text:p>3</text:p>
          </table:table-cell>
          <table:table-cell/>
          <table:table-cell office:value-type="float" office:value="279070" calcext:value-type="float">
            <text:p>279070</text:p>
          </table:table-cell>
          <table:table-cell office:value-type="float" office:value="45154036" calcext:value-type="float">
            <text:p>45154036</text:p>
          </table:table-cell>
          <table:table-cell table:number-columns-repeated="4"/>
          <table:table-cell table:formula="of:=([.B19]-[.I20])" office:value-type="float" office:value="45.154036" calcext:value-type="float">
            <text:p>45,154036</text:p>
          </table:table-cell>
          <table:table-cell table:formula="of:=([.C19]-[.I19])" office:value-type="float" office:value="2.7907" calcext:value-type="float">
            <text:p>2,7907</text:p>
          </table:table-cell>
          <table:table-cell table:formula="of:=[.K19]^2" office:value-type="float" office:value="2038.8869670893" calcext:value-type="float">
            <text:p>2038,8869670893</text:p>
          </table:table-cell>
          <table:table-cell table:formula="of:=[.L19]^2" office:value-type="float" office:value="7.78800649" calcext:value-type="float">
            <text:p>7,78800649</text:p>
          </table:table-cell>
          <table:table-cell table:formula="of:=[.K19]*[.L19]" office:value-type="float" office:value="126.0113682652" calcext:value-type="float">
            <text:p>126,0113682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</text:p>
          </table:table-cell>
          <table:table-cell table:formula="of:=[.F20]/1000000" office:value-type="float" office:value="46.444832" calcext:value-type="float">
            <text:p>46</text:p>
          </table:table-cell>
          <table:table-cell table:formula="of:=+[.E20]/100000" office:value-type="float" office:value="3.2551" calcext:value-type="float">
            <text:p>3</text:p>
          </table:table-cell>
          <table:table-cell/>
          <table:table-cell office:value-type="float" office:value="325510" calcext:value-type="float">
            <text:p>325510</text:p>
          </table:table-cell>
          <table:table-cell office:value-type="float" office:value="46444832" calcext:value-type="float">
            <text:p>46444832</text:p>
          </table:table-cell>
          <table:table-cell table:number-columns-repeated="4"/>
          <table:table-cell table:formula="of:=([.B20]-[.I21])" office:value-type="float" office:value="46.444832" calcext:value-type="float">
            <text:p>46,444832</text:p>
          </table:table-cell>
          <table:table-cell table:formula="of:=([.C20]-[.I20])" office:value-type="float" office:value="3.2551" calcext:value-type="float">
            <text:p>3,2551</text:p>
          </table:table-cell>
          <table:table-cell table:formula="of:=[.K20]^2" office:value-type="float" office:value="2157.12241950822" calcext:value-type="float">
            <text:p>2157,12241950822</text:p>
          </table:table-cell>
          <table:table-cell table:formula="of:=[.L20]^2" office:value-type="float" office:value="10.59567601" calcext:value-type="float">
            <text:p>10,59567601</text:p>
          </table:table-cell>
          <table:table-cell table:formula="of:=[.K20]*[.L20]" office:value-type="float" office:value="151.1825726432" calcext:value-type="float">
            <text:p>151,1825726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</text:p>
          </table:table-cell>
          <table:table-cell table:formula="of:=[.F21]/1000000" office:value-type="float" office:value="47.520667" calcext:value-type="float">
            <text:p>48</text:p>
          </table:table-cell>
          <table:table-cell table:formula="of:=+[.E21]/100000" office:value-type="float" office:value="1.7698" calcext:value-type="float">
            <text:p>2</text:p>
          </table:table-cell>
          <table:table-cell/>
          <table:table-cell office:value-type="float" office:value="176980" calcext:value-type="float">
            <text:p>176980</text:p>
          </table:table-cell>
          <table:table-cell office:value-type="float" office:value="47520667" calcext:value-type="float">
            <text:p>47520667</text:p>
          </table:table-cell>
          <table:table-cell table:number-columns-repeated="4"/>
          <table:table-cell table:formula="of:=([.B21]-[.I22])" office:value-type="float" office:value="47.520667" calcext:value-type="float">
            <text:p>47,520667</text:p>
          </table:table-cell>
          <table:table-cell table:formula="of:=([.C21]-[.I21])" office:value-type="float" office:value="1.7698" calcext:value-type="float">
            <text:p>1,7698</text:p>
          </table:table-cell>
          <table:table-cell table:formula="of:=[.K21]^2" office:value-type="float" office:value="2258.21379212489" calcext:value-type="float">
            <text:p>2258,21379212489</text:p>
          </table:table-cell>
          <table:table-cell table:formula="of:=[.L21]^2" office:value-type="float" office:value="3.13219204" calcext:value-type="float">
            <text:p>3,13219204</text:p>
          </table:table-cell>
          <table:table-cell table:formula="of:=[.K21]*[.L21]" office:value-type="float" office:value="84.1020764566" calcext:value-type="float">
            <text:p>84,1020764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R</text:p>
          </table:table-cell>
          <table:table-cell table:formula="of:=[.F22]/1000000" office:value-type="float" office:value="51.014947" calcext:value-type="float">
            <text:p>51</text:p>
          </table:table-cell>
          <table:table-cell table:formula="of:=+[.E22]/100000" office:value-type="float" office:value="6.858" calcext:value-type="float">
            <text:p>7</text:p>
          </table:table-cell>
          <table:table-cell/>
          <table:table-cell office:value-type="float" office:value="685800" calcext:value-type="float">
            <text:p>685800</text:p>
          </table:table-cell>
          <table:table-cell office:value-type="float" office:value="51014947" calcext:value-type="float">
            <text:p>51014947</text:p>
          </table:table-cell>
          <table:table-cell table:number-columns-repeated="4"/>
          <table:table-cell table:formula="of:=([.B22]-[.I23])" office:value-type="float" office:value="51.014947" calcext:value-type="float">
            <text:p>51,014947</text:p>
          </table:table-cell>
          <table:table-cell table:formula="of:=([.C22]-[.I22])" office:value-type="float" office:value="6.858" calcext:value-type="float">
            <text:p>6,858</text:p>
          </table:table-cell>
          <table:table-cell table:formula="of:=[.K22]^2" office:value-type="float" office:value="2602.52481741281" calcext:value-type="float">
            <text:p>2602,52481741281</text:p>
          </table:table-cell>
          <table:table-cell table:formula="of:=[.L22]^2" office:value-type="float" office:value="47.032164" calcext:value-type="float">
            <text:p>47,032164</text:p>
          </table:table-cell>
          <table:table-cell table:formula="of:=[.K22]*[.L22]" office:value-type="float" office:value="349.860506526" calcext:value-type="float">
            <text:p>349,860506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ZA</text:p>
          </table:table-cell>
          <table:table-cell table:formula="of:=[.F23]/1000000" office:value-type="float" office:value="51.482638" calcext:value-type="float">
            <text:p>51</text:p>
          </table:table-cell>
          <table:table-cell table:formula="of:=+[.E23]/100000" office:value-type="float" office:value="1.0382" calcext:value-type="float">
            <text:p>1</text:p>
          </table:table-cell>
          <table:table-cell/>
          <table:table-cell office:value-type="float" office:value="103820" calcext:value-type="float">
            <text:p>103820</text:p>
          </table:table-cell>
          <table:table-cell office:value-type="float" office:value="51482638" calcext:value-type="float">
            <text:p>51482638</text:p>
          </table:table-cell>
          <table:table-cell table:number-columns-repeated="4"/>
          <table:table-cell table:formula="of:=([.B23]-[.I24])" office:value-type="float" office:value="51.482638" calcext:value-type="float">
            <text:p>51,482638</text:p>
          </table:table-cell>
          <table:table-cell table:formula="of:=([.C23]-[.I23])" office:value-type="float" office:value="1.0382" calcext:value-type="float">
            <text:p>1,0382</text:p>
          </table:table-cell>
          <table:table-cell table:formula="of:=[.K23]^2" office:value-type="float" office:value="2650.46201543904" calcext:value-type="float">
            <text:p>2650,46201543904</text:p>
          </table:table-cell>
          <table:table-cell table:formula="of:=[.L23]^2" office:value-type="float" office:value="1.07785924" calcext:value-type="float">
            <text:p>1,07785924</text:p>
          </table:table-cell>
          <table:table-cell table:formula="of:=[.K23]*[.L23]" office:value-type="float" office:value="53.4492747716" calcext:value-type="float">
            <text:p>53,4492747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R</text:p>
          </table:table-cell>
          <table:table-cell table:formula="of:=[.F24]/1000000" office:value-type="float" office:value="52.680724" calcext:value-type="float">
            <text:p>53</text:p>
          </table:table-cell>
          <table:table-cell table:formula="of:=+[.E24]/100000" office:value-type="float" office:value="1.0497" calcext:value-type="float">
            <text:p>1</text:p>
          </table:table-cell>
          <table:table-cell/>
          <table:table-cell office:value-type="float" office:value="104970" calcext:value-type="float">
            <text:p>104970</text:p>
          </table:table-cell>
          <table:table-cell office:value-type="float" office:value="52680724" calcext:value-type="float">
            <text:p>52680724</text:p>
          </table:table-cell>
          <table:table-cell table:number-columns-repeated="4"/>
          <table:table-cell table:formula="of:=([.B24]-[.I25])" office:value-type="float" office:value="52.680724" calcext:value-type="float">
            <text:p>52,680724</text:p>
          </table:table-cell>
          <table:table-cell table:formula="of:=([.C24]-[.I24])" office:value-type="float" office:value="1.0497" calcext:value-type="float">
            <text:p>1,0497</text:p>
          </table:table-cell>
          <table:table-cell table:formula="of:=[.K24]^2" office:value-type="float" office:value="2775.25868116418" calcext:value-type="float">
            <text:p>2775,25868116418</text:p>
          </table:table-cell>
          <table:table-cell table:formula="of:=[.L24]^2" office:value-type="float" office:value="1.10187009" calcext:value-type="float">
            <text:p>1,10187009</text:p>
          </table:table-cell>
          <table:table-cell table:formula="of:=[.K24]*[.L24]" office:value-type="float" office:value="55.2989559828" calcext:value-type="float">
            <text:p>55,2989559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F</text:p>
          </table:table-cell>
          <table:table-cell table:formula="of:=[.F25]/1000000" office:value-type="float" office:value="55.386369" calcext:value-type="float">
            <text:p>55</text:p>
          </table:table-cell>
          <table:table-cell table:formula="of:=+[.E25]/100000" office:value-type="float" office:value="5.0109" calcext:value-type="float">
            <text:p>5</text:p>
          </table:table-cell>
          <table:table-cell/>
          <table:table-cell office:value-type="float" office:value="501090" calcext:value-type="float">
            <text:p>501090</text:p>
          </table:table-cell>
          <table:table-cell office:value-type="float" office:value="55386369" calcext:value-type="float">
            <text:p>55386369</text:p>
          </table:table-cell>
          <table:table-cell table:number-columns-repeated="4"/>
          <table:table-cell table:formula="of:=([.B25]-[.I26])" office:value-type="float" office:value="55.386369" calcext:value-type="float">
            <text:p>55,386369</text:p>
          </table:table-cell>
          <table:table-cell table:formula="of:=([.C25]-[.I25])" office:value-type="float" office:value="5.0109" calcext:value-type="float">
            <text:p>5,0109</text:p>
          </table:table-cell>
          <table:table-cell table:formula="of:=[.K25]^2" office:value-type="float" office:value="3067.64987100416" calcext:value-type="float">
            <text:p>3067,64987100416</text:p>
          </table:table-cell>
          <table:table-cell table:formula="of:=[.L25]^2" office:value-type="float" office:value="25.10911881" calcext:value-type="float">
            <text:p>25,10911881</text:p>
          </table:table-cell>
          <table:table-cell table:formula="of:=[.K25]*[.L25]" office:value-type="float" office:value="277.5355564221" calcext:value-type="float">
            <text:p>277,5355564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</text:p>
          </table:table-cell>
          <table:table-cell table:formula="of:=[.F26]/1000000" office:value-type="float" office:value="60.730582" calcext:value-type="float">
            <text:p>61</text:p>
          </table:table-cell>
          <table:table-cell table:formula="of:=+[.E26]/100000" office:value-type="float" office:value="4.1615" calcext:value-type="float">
            <text:p>4</text:p>
          </table:table-cell>
          <table:table-cell/>
          <table:table-cell office:value-type="float" office:value="416150" calcext:value-type="float">
            <text:p>416150</text:p>
          </table:table-cell>
          <table:table-cell office:value-type="float" office:value="60730582" calcext:value-type="float">
            <text:p>60730582</text:p>
          </table:table-cell>
          <table:table-cell table:number-columns-repeated="4"/>
          <table:table-cell table:formula="of:=([.B26]-[.I27])" office:value-type="float" office:value="60.730582" calcext:value-type="float">
            <text:p>60,730582</text:p>
          </table:table-cell>
          <table:table-cell table:formula="of:=([.C26]-[.I26])" office:value-type="float" office:value="4.1615" calcext:value-type="float">
            <text:p>4,1615</text:p>
          </table:table-cell>
          <table:table-cell table:formula="of:=[.K26]^2" office:value-type="float" office:value="3688.20359005872" calcext:value-type="float">
            <text:p>3688,20359005872</text:p>
          </table:table-cell>
          <table:table-cell table:formula="of:=[.L26]^2" office:value-type="float" office:value="17.31808225" calcext:value-type="float">
            <text:p>17,31808225</text:p>
          </table:table-cell>
          <table:table-cell table:formula="of:=[.K26]*[.L26]" office:value-type="float" office:value="252.730316993" calcext:value-type="float">
            <text:p>252,730316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table:formula="of:=[.F27]/1000000" office:value-type="float" office:value="65.116219" calcext:value-type="float">
            <text:p>65</text:p>
          </table:table-cell>
          <table:table-cell table:formula="of:=+[.E27]/100000" office:value-type="float" office:value="4.9774" calcext:value-type="float">
            <text:p>5</text:p>
          </table:table-cell>
          <table:table-cell/>
          <table:table-cell office:value-type="float" office:value="497740" calcext:value-type="float">
            <text:p>497740</text:p>
          </table:table-cell>
          <table:table-cell office:value-type="float" office:value="65116219" calcext:value-type="float">
            <text:p>65116219</text:p>
          </table:table-cell>
          <table:table-cell table:number-columns-repeated="4"/>
          <table:table-cell table:formula="of:=([.B27]-[.I28])" office:value-type="float" office:value="65.116219" calcext:value-type="float">
            <text:p>65,116219</text:p>
          </table:table-cell>
          <table:table-cell table:formula="of:=([.C27]-[.I27])" office:value-type="float" office:value="4.9774" calcext:value-type="float">
            <text:p>4,9774</text:p>
          </table:table-cell>
          <table:table-cell table:formula="of:=[.K27]^2" office:value-type="float" office:value="4240.12197685596" calcext:value-type="float">
            <text:p>4240,12197685596</text:p>
          </table:table-cell>
          <table:table-cell table:formula="of:=[.L27]^2" office:value-type="float" office:value="24.77451076" calcext:value-type="float">
            <text:p>24,77451076</text:p>
          </table:table-cell>
          <table:table-cell table:formula="of:=[.K27]*[.L27]" office:value-type="float" office:value="324.1094684506" calcext:value-type="float">
            <text:p>324,1094684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</text:p>
          </table:table-cell>
          <table:table-cell table:formula="of:=[.F28]/1000000" office:value-type="float" office:value="66.548272" calcext:value-type="float">
            <text:p>67</text:p>
          </table:table-cell>
          <table:table-cell table:formula="of:=+[.E28]/100000" office:value-type="float" office:value="4.3014" calcext:value-type="float">
            <text:p>4</text:p>
          </table:table-cell>
          <table:table-cell/>
          <table:table-cell office:value-type="float" office:value="430140" calcext:value-type="float">
            <text:p>430140</text:p>
          </table:table-cell>
          <table:table-cell office:value-type="float" office:value="66548272" calcext:value-type="float">
            <text:p>66548272</text:p>
          </table:table-cell>
          <table:table-cell table:number-columns-repeated="4"/>
          <table:table-cell table:formula="of:=([.B28]-[.I29])" office:value-type="float" office:value="66.548272" calcext:value-type="float">
            <text:p>66,548272</text:p>
          </table:table-cell>
          <table:table-cell table:formula="of:=([.C28]-[.I28])" office:value-type="float" office:value="4.3014" calcext:value-type="float">
            <text:p>4,3014</text:p>
          </table:table-cell>
          <table:table-cell table:formula="of:=[.K28]^2" office:value-type="float" office:value="4428.67250618598" calcext:value-type="float">
            <text:p>4428,67250618598</text:p>
          </table:table-cell>
          <table:table-cell table:formula="of:=[.L28]^2" office:value-type="float" office:value="18.50204196" calcext:value-type="float">
            <text:p>18,50204196</text:p>
          </table:table-cell>
          <table:table-cell table:formula="of:=[.K28]*[.L28]" office:value-type="float" office:value="286.2507371808" calcext:value-type="float">
            <text:p>286,250737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</text:p>
          </table:table-cell>
          <table:table-cell table:formula="of:=[.F29]/1000000" office:value-type="float" office:value="68.714519" calcext:value-type="float">
            <text:p>69</text:p>
          </table:table-cell>
          <table:table-cell table:formula="of:=+[.E29]/100000" office:value-type="float" office:value="3.9281" calcext:value-type="float">
            <text:p>4</text:p>
          </table:table-cell>
          <table:table-cell/>
          <table:table-cell office:value-type="float" office:value="392810" calcext:value-type="float">
            <text:p>392810</text:p>
          </table:table-cell>
          <table:table-cell office:value-type="float" office:value="68714519" calcext:value-type="float">
            <text:p>68714519</text:p>
          </table:table-cell>
          <table:table-cell table:number-columns-repeated="4"/>
          <table:table-cell table:formula="of:=([.B29]-[.I30])" office:value-type="float" office:value="68.714519" calcext:value-type="float">
            <text:p>68,714519</text:p>
          </table:table-cell>
          <table:table-cell table:formula="of:=([.C29]-[.I29])" office:value-type="float" office:value="3.9281" calcext:value-type="float">
            <text:p>3,9281</text:p>
          </table:table-cell>
          <table:table-cell table:formula="of:=[.K29]^2" office:value-type="float" office:value="4721.68512140136" calcext:value-type="float">
            <text:p>4721,68512140136</text:p>
          </table:table-cell>
          <table:table-cell table:formula="of:=[.L29]^2" office:value-type="float" office:value="15.42996961" calcext:value-type="float">
            <text:p>15,42996961</text:p>
          </table:table-cell>
          <table:table-cell table:formula="of:=[.K29]*[.L29]" office:value-type="float" office:value="269.9175020839" calcext:value-type="float">
            <text:p>269,9175020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N</text:p>
          </table:table-cell>
          <table:table-cell table:formula="of:=[.F30]/1000000" office:value-type="float" office:value="78.492208" calcext:value-type="float">
            <text:p>78</text:p>
          </table:table-cell>
          <table:table-cell table:formula="of:=+[.E30]/100000" office:value-type="float" office:value="7.865" calcext:value-type="float">
            <text:p>8</text:p>
          </table:table-cell>
          <table:table-cell/>
          <table:table-cell office:value-type="float" office:value="786500" calcext:value-type="float">
            <text:p>786500</text:p>
          </table:table-cell>
          <table:table-cell office:value-type="float" office:value="78492208" calcext:value-type="float">
            <text:p>78492208</text:p>
          </table:table-cell>
          <table:table-cell table:number-columns-repeated="4"/>
          <table:table-cell table:formula="of:=([.B30]-[.I31])" office:value-type="float" office:value="78.492208" calcext:value-type="float">
            <text:p>78,492208</text:p>
          </table:table-cell>
          <table:table-cell table:formula="of:=([.C30]-[.I30])" office:value-type="float" office:value="7.865" calcext:value-type="float">
            <text:p>7,865</text:p>
          </table:table-cell>
          <table:table-cell table:formula="of:=[.K30]^2" office:value-type="float" office:value="6161.02671671527" calcext:value-type="float">
            <text:p>6161,02671671527</text:p>
          </table:table-cell>
          <table:table-cell table:formula="of:=[.L30]^2" office:value-type="float" office:value="61.858225" calcext:value-type="float">
            <text:p>61,858225</text:p>
          </table:table-cell>
          <table:table-cell table:formula="of:=[.K30]*[.L30]" office:value-type="float" office:value="617.34121592" calcext:value-type="float">
            <text:p>617,34121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</text:p>
          </table:table-cell>
          <table:table-cell table:formula="of:=[.F31]/1000000" office:value-type="float" office:value="78.529413" calcext:value-type="float">
            <text:p>79</text:p>
          </table:table-cell>
          <table:table-cell table:formula="of:=+[.E31]/100000" office:value-type="float" office:value="4.3385" calcext:value-type="float">
            <text:p>4</text:p>
          </table:table-cell>
          <table:table-cell/>
          <table:table-cell office:value-type="float" office:value="433850" calcext:value-type="float">
            <text:p>433850</text:p>
          </table:table-cell>
          <table:table-cell office:value-type="float" office:value="78529413" calcext:value-type="float">
            <text:p>78529413</text:p>
          </table:table-cell>
          <table:table-cell table:number-columns-repeated="4"/>
          <table:table-cell table:formula="of:=([.B31]-[.I32])" office:value-type="float" office:value="78.529413" calcext:value-type="float">
            <text:p>78,529413</text:p>
          </table:table-cell>
          <table:table-cell table:formula="of:=([.C31]-[.I31])" office:value-type="float" office:value="4.3385" calcext:value-type="float">
            <text:p>4,3385</text:p>
          </table:table-cell>
          <table:table-cell table:formula="of:=[.K31]^2" office:value-type="float" office:value="6166.86870612457" calcext:value-type="float">
            <text:p>6166,86870612457</text:p>
          </table:table-cell>
          <table:table-cell table:formula="of:=[.L31]^2" office:value-type="float" office:value="18.82258225" calcext:value-type="float">
            <text:p>18,82258225</text:p>
          </table:table-cell>
          <table:table-cell table:formula="of:=[.K31]*[.L31]" office:value-type="float" office:value="340.6998583005" calcext:value-type="float">
            <text:p>340,6998583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U</text:p>
          </table:table-cell>
          <table:table-cell table:formula="of:=[.F32]/1000000" office:value-type="float" office:value="81.686611" calcext:value-type="float">
            <text:p>82</text:p>
          </table:table-cell>
          <table:table-cell table:formula="of:=+[.E32]/100000" office:value-type="float" office:value="8.4746" calcext:value-type="float">
            <text:p>8</text:p>
          </table:table-cell>
          <table:table-cell/>
          <table:table-cell office:value-type="float" office:value="847460" calcext:value-type="float">
            <text:p>847460</text:p>
          </table:table-cell>
          <table:table-cell office:value-type="float" office:value="81686611" calcext:value-type="float">
            <text:p>81686611</text:p>
          </table:table-cell>
          <table:table-cell table:number-columns-repeated="4"/>
          <table:table-cell table:formula="of:=([.B32]-[.I33])" office:value-type="float" office:value="81.686611" calcext:value-type="float">
            <text:p>81,686611</text:p>
          </table:table-cell>
          <table:table-cell table:formula="of:=([.C32]-[.I32])" office:value-type="float" office:value="8.4746" calcext:value-type="float">
            <text:p>8,4746</text:p>
          </table:table-cell>
          <table:table-cell table:formula="of:=[.K32]^2" office:value-type="float" office:value="6672.70241666532" calcext:value-type="float">
            <text:p>6672,70241666532</text:p>
          </table:table-cell>
          <table:table-cell table:formula="of:=[.L32]^2" office:value-type="float" office:value="71.81884516" calcext:value-type="float">
            <text:p>71,81884516</text:p>
          </table:table-cell>
          <table:table-cell table:formula="of:=[.K32]*[.L32]" office:value-type="float" office:value="692.2613535806" calcext:value-type="float">
            <text:p>692,2613535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</text:p>
          </table:table-cell>
          <table:table-cell table:formula="of:=[.F33]/1000000" office:value-type="float" office:value="92.442549" calcext:value-type="float">
            <text:p>92</text:p>
          </table:table-cell>
          <table:table-cell table:formula="of:=+[.E33]/100000" office:value-type="float" office:value="3.0635" calcext:value-type="float">
            <text:p>3</text:p>
          </table:table-cell>
          <table:table-cell/>
          <table:table-cell office:value-type="float" office:value="306350" calcext:value-type="float">
            <text:p>306350</text:p>
          </table:table-cell>
          <table:table-cell office:value-type="float" office:value="92442549" calcext:value-type="float">
            <text:p>92442549</text:p>
          </table:table-cell>
          <table:table-cell table:number-columns-repeated="4"/>
          <table:table-cell table:formula="of:=([.B33]-[.I34])" office:value-type="float" office:value="92.442549" calcext:value-type="float">
            <text:p>92,442549</text:p>
          </table:table-cell>
          <table:table-cell table:formula="of:=([.C33]-[.I33])" office:value-type="float" office:value="3.0635" calcext:value-type="float">
            <text:p>3,0635</text:p>
          </table:table-cell>
          <table:table-cell table:formula="of:=[.K33]^2" office:value-type="float" office:value="8545.6248656174" calcext:value-type="float">
            <text:p>8545,6248656174</text:p>
          </table:table-cell>
          <table:table-cell table:formula="of:=[.L33]^2" office:value-type="float" office:value="9.38503225" calcext:value-type="float">
            <text:p>9,38503225</text:p>
          </table:table-cell>
          <table:table-cell table:formula="of:=[.K33]*[.L33]" office:value-type="float" office:value="283.1977488615" calcext:value-type="float">
            <text:p>283,1977488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M</text:p>
          </table:table-cell>
          <table:table-cell table:formula="of:=[.F34]/1000000" office:value-type="float" office:value="92.677082" calcext:value-type="float">
            <text:p>93</text:p>
          </table:table-cell>
          <table:table-cell table:formula="of:=+[.E34]/100000" office:value-type="float" office:value="3.2732" calcext:value-type="float">
            <text:p>3</text:p>
          </table:table-cell>
          <table:table-cell/>
          <table:table-cell office:value-type="float" office:value="327320" calcext:value-type="float">
            <text:p>327320</text:p>
          </table:table-cell>
          <table:table-cell office:value-type="float" office:value="92677082" calcext:value-type="float">
            <text:p>92677082</text:p>
          </table:table-cell>
          <table:table-cell table:number-columns-repeated="4"/>
          <table:table-cell table:formula="of:=([.B34]-[.I35])" office:value-type="float" office:value="92.677082" calcext:value-type="float">
            <text:p>92,677082</text:p>
          </table:table-cell>
          <table:table-cell table:formula="of:=([.C34]-[.I34])" office:value-type="float" office:value="3.2732" calcext:value-type="float">
            <text:p>3,2732</text:p>
          </table:table-cell>
          <table:table-cell table:formula="of:=[.K34]^2" office:value-type="float" office:value="8589.04152803472" calcext:value-type="float">
            <text:p>8589,04152803472</text:p>
          </table:table-cell>
          <table:table-cell table:formula="of:=[.L34]^2" office:value-type="float" office:value="10.71383824" calcext:value-type="float">
            <text:p>10,71383824</text:p>
          </table:table-cell>
          <table:table-cell table:formula="of:=[.K34]*[.L34]" office:value-type="float" office:value="303.3506248024" calcext:value-type="float">
            <text:p>303,3506248024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op</text:p>
          </table:table-cell>
          <table:table-cell office:value-type="string" calcext:value-type="string">
            <text:p>ges</text:p>
          </table:table-cell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table:style-name="Default"/>
          <table:table-cell table:number-columns-repeated="17"/>
        </table:table-row>
      </table:table>
      <table:named-expressions/>
      <table:database-ranges>
        <table:database-range table:name="__Anonymous_Sheet_DB__0" table:target-range-address="popges2015.A1:popges2015.C218" table:display-filter-buttons="true">
          <table:filter>
            <table:filter-and>
              <table:filter-condition table:field-number="2" table:data-type="number" table:value="100835453" table:operator="&lt;"/>
              <table:filter-condition table:field-number="2" table:data-type="number" table:value="10000000" table:operator="&gt;"/>
              <table:filter-condition table:field-number="1" table:data-type="number" table:value="100000" table:operator="&gt;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1" table:target-range-address="Feuille2.A1:Feuille2.D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7T22:45:20.680000000</dc:date>
    <meta:editing-duration>PT1H58M45S</meta:editing-duration>
    <meta:editing-cycles>4</meta:editing-cycles>
    <meta:generator>LibreOffice/7.0.0.3$Windows_X86_64 LibreOffice_project/8061b3e9204bef6b321a21033174034a5e2ea88e</meta:generator>
    <meta:document-statistic meta:table-count="2" meta:cell-count="102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plot-area chart:style-name="ch2" table:cell-range-address="popges2015.B1:popges2015.C218" chart:data-source-has-labels="both" svg:x="0.453cm" svg:y="0.178cm" svg:width="14.974cm" svg:height="8.645cm">
          <chart:coordinate-region svg:x="2.371cm" svg:y="0.378cm" svg:width="12.5cm" svg:height="7.798cm"/>
          <chart:axis chart:dimension="x" chart:name="primary-x" chart:style-name="ch3" chartooo:axis-type="auto">
            <chart:categories table:cell-range-address="popges2015.B2:popges2015.B2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opges2015.C2:popges2015.C218" chart:label-cell-address="popges2015.C1:popges2015.C1" chart:class="chart:scatter">
            <chart:domain table:cell-range-address="popges2015.B2:popges2015.B218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</text:p>
                <draw:g>
                  <svg:desc>popges2015.C1:popges2015.C1</svg:desc>
                </draw:g>
              </table:table-cell>
            </table:table-row>
          </table:table-header-rows>
          <table:table-rows>
            <table:table-row>
              <table:table-cell office:value-type="float" office:value="122290">
                <text:p>122290</text:p>
                <draw:g>
                  <svg:desc>popges2015.B2:popges2015.B218</svg:desc>
                </draw:g>
              </table:table-cell>
              <table:table-cell office:value-type="float" office:value="10546059">
                <text:p>10546059</text:p>
                <draw:g>
                  <svg:desc>popges2015.C2:popges2015.C218</svg:desc>
                </draw:g>
              </table:table-cell>
            </table:table-row>
            <table:table-row>
              <table:table-cell office:value-type="float" office:value="111520">
                <text:p>111520</text:p>
              </table:table-cell>
              <table:table-cell office:value-type="float" office:value="11274196">
                <text:p>11274196</text:p>
              </table:table-cell>
            </table:table-row>
            <table:table-row>
              <table:table-cell office:value-type="float" office:value="188330">
                <text:p>188330</text:p>
              </table:table-cell>
              <table:table-cell office:value-type="float" office:value="16939923">
                <text:p>16939923</text:p>
              </table:table-cell>
            </table:table-row>
            <table:table-row>
              <table:table-cell office:value-type="float" office:value="259340">
                <text:p>259340</text:p>
              </table:table-cell>
              <table:table-cell office:value-type="float" office:value="17542806">
                <text:p>17542806</text:p>
              </table:table-cell>
            </table:table-row>
            <table:table-row>
              <table:table-cell office:value-type="float" office:value="104020">
                <text:p>104020</text:p>
              </table:table-cell>
              <table:table-cell office:value-type="float" office:value="17969356">
                <text:p>17969356</text:p>
              </table:table-cell>
            </table:table-row>
            <table:table-row>
              <table:table-cell office:value-type="float" office:value="108090">
                <text:p>108090</text:p>
              </table:table-cell>
              <table:table-cell office:value-type="float" office:value="19815616">
                <text:p>19815616</text:p>
              </table:table-cell>
            </table:table-row>
            <table:table-row>
              <table:table-cell office:value-type="float" office:value="594580">
                <text:p>594580</text:p>
              </table:table-cell>
              <table:table-cell office:value-type="float" office:value="23815995">
                <text:p>23815995</text:p>
              </table:table-cell>
            </table:table-row>
            <table:table-row>
              <table:table-cell office:value-type="float" office:value="270980">
                <text:p>270980</text:p>
              </table:table-cell>
              <table:table-cell office:value-type="float" office:value="30081827">
                <text:p>30081827</text:p>
              </table:table-cell>
            </table:table-row>
            <table:table-row>
              <table:table-cell office:value-type="float" office:value="297970">
                <text:p>297970</text:p>
              </table:table-cell>
              <table:table-cell office:value-type="float" office:value="30270965">
                <text:p>30270965</text:p>
              </table:table-cell>
            </table:table-row>
            <table:table-row>
              <table:table-cell office:value-type="float" office:value="222860">
                <text:p>222860</text:p>
              </table:table-cell>
              <table:table-cell office:value-type="float" office:value="31298900">
                <text:p>31298900</text:p>
              </table:table-cell>
            </table:table-row>
            <table:table-row>
              <table:table-cell office:value-type="float" office:value="660370">
                <text:p>660370</text:p>
              </table:table-cell>
              <table:table-cell office:value-type="float" office:value="31717676">
                <text:p>31717676</text:p>
              </table:table-cell>
            </table:table-row>
            <table:table-row>
              <table:table-cell office:value-type="float" office:value="185770">
                <text:p>185770</text:p>
              </table:table-cell>
              <table:table-cell office:value-type="float" office:value="35572269">
                <text:p>35572269</text:p>
              </table:table-cell>
            </table:table-row>
            <table:table-row>
              <table:table-cell office:value-type="float" office:value="707930">
                <text:p>707930</text:p>
              </table:table-cell>
              <table:table-cell office:value-type="float" office:value="35702908">
                <text:p>35702908</text:p>
              </table:table-cell>
            </table:table-row>
            <table:table-row>
              <table:table-cell office:value-type="float" office:value="366250">
                <text:p>366250</text:p>
              </table:table-cell>
              <table:table-cell office:value-type="float" office:value="37986412">
                <text:p>37986412</text:p>
              </table:table-cell>
            </table:table-row>
            <table:table-row>
              <table:table-cell office:value-type="float" office:value="104470">
                <text:p>104470</text:p>
              </table:table-cell>
              <table:table-cell office:value-type="float" office:value="38902948">
                <text:p>38902948</text:p>
              </table:table-cell>
            </table:table-row>
            <table:table-row>
              <table:table-cell office:value-type="float" office:value="212080">
                <text:p>212080</text:p>
              </table:table-cell>
              <table:table-cell office:value-type="float" office:value="39728020">
                <text:p>39728020</text:p>
              </table:table-cell>
            </table:table-row>
            <table:table-row>
              <table:table-cell office:value-type="float" office:value="362560">
                <text:p>362560</text:p>
              </table:table-cell>
              <table:table-cell office:value-type="float" office:value="43131966">
                <text:p>43131966</text:p>
              </table:table-cell>
            </table:table-row>
            <table:table-row>
              <table:table-cell office:value-type="float" office:value="279070">
                <text:p>279070</text:p>
              </table:table-cell>
              <table:table-cell office:value-type="float" office:value="45154036">
                <text:p>45154036</text:p>
              </table:table-cell>
            </table:table-row>
            <table:table-row>
              <table:table-cell office:value-type="float" office:value="325510">
                <text:p>325510</text:p>
              </table:table-cell>
              <table:table-cell office:value-type="float" office:value="46444832">
                <text:p>46444832</text:p>
              </table:table-cell>
            </table:table-row>
            <table:table-row>
              <table:table-cell office:value-type="float" office:value="176980">
                <text:p>176980</text:p>
              </table:table-cell>
              <table:table-cell office:value-type="float" office:value="47520667">
                <text:p>47520667</text:p>
              </table:table-cell>
            </table:table-row>
            <table:table-row>
              <table:table-cell office:value-type="float" office:value="685800">
                <text:p>685800</text:p>
              </table:table-cell>
              <table:table-cell office:value-type="float" office:value="51014947">
                <text:p>51014947</text:p>
              </table:table-cell>
            </table:table-row>
            <table:table-row>
              <table:table-cell office:value-type="float" office:value="103820">
                <text:p>103820</text:p>
              </table:table-cell>
              <table:table-cell office:value-type="float" office:value="51482638">
                <text:p>51482638</text:p>
              </table:table-cell>
            </table:table-row>
            <table:table-row>
              <table:table-cell office:value-type="float" office:value="104970">
                <text:p>104970</text:p>
              </table:table-cell>
              <table:table-cell office:value-type="float" office:value="52680724">
                <text:p>52680724</text:p>
              </table:table-cell>
            </table:table-row>
            <table:table-row>
              <table:table-cell office:value-type="float" office:value="501090">
                <text:p>501090</text:p>
              </table:table-cell>
              <table:table-cell office:value-type="float" office:value="55386369">
                <text:p>55386369</text:p>
              </table:table-cell>
            </table:table-row>
            <table:table-row>
              <table:table-cell office:value-type="float" office:value="416150">
                <text:p>416150</text:p>
              </table:table-cell>
              <table:table-cell office:value-type="float" office:value="60730582">
                <text:p>60730582</text:p>
              </table:table-cell>
            </table:table-row>
            <table:table-row>
              <table:table-cell office:value-type="float" office:value="497740">
                <text:p>497740</text:p>
              </table:table-cell>
              <table:table-cell office:value-type="float" office:value="65116219">
                <text:p>65116219</text:p>
              </table:table-cell>
            </table:table-row>
            <table:table-row>
              <table:table-cell office:value-type="float" office:value="430140">
                <text:p>430140</text:p>
              </table:table-cell>
              <table:table-cell office:value-type="float" office:value="66548272">
                <text:p>66548272</text:p>
              </table:table-cell>
            </table:table-row>
            <table:table-row>
              <table:table-cell office:value-type="float" office:value="392810">
                <text:p>392810</text:p>
              </table:table-cell>
              <table:table-cell office:value-type="float" office:value="68714519">
                <text:p>68714519</text:p>
              </table:table-cell>
            </table:table-row>
            <table:table-row>
              <table:table-cell office:value-type="float" office:value="786500">
                <text:p>786500</text:p>
              </table:table-cell>
              <table:table-cell office:value-type="float" office:value="78492208">
                <text:p>78492208</text:p>
              </table:table-cell>
            </table:table-row>
            <table:table-row>
              <table:table-cell office:value-type="float" office:value="433850">
                <text:p>433850</text:p>
              </table:table-cell>
              <table:table-cell office:value-type="float" office:value="78529413">
                <text:p>78529413</text:p>
              </table:table-cell>
            </table:table-row>
            <table:table-row>
              <table:table-cell office:value-type="float" office:value="847460">
                <text:p>847460</text:p>
              </table:table-cell>
              <table:table-cell office:value-type="float" office:value="81686611">
                <text:p>81686611</text:p>
              </table:table-cell>
            </table:table-row>
            <table:table-row>
              <table:table-cell office:value-type="float" office:value="306350">
                <text:p>306350</text:p>
              </table:table-cell>
              <table:table-cell office:value-type="float" office:value="92442549">
                <text:p>92442549</text:p>
              </table:table-cell>
            </table:table-row>
            <table:table-row>
              <table:table-cell office:value-type="float" office:value="327320">
                <text:p>327320</text:p>
              </table:table-cell>
              <table:table-cell office:value-type="float" office:value="92677082">
                <text:p>92677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 chart:data-label-number="none" chart:data-label-text="true" chart:data-label-symbol="fals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46"/>
      <style:graphic-properties svg:stroke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ff0000"/>
    </style:style>
    <style:style style:name="ch12" style:family="chart">
      <style:graphic-properties svg:stroke-color="#ff0000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bbe33d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0.331cm" svg:height="28.317cm" xlink:href=".." xlink:type="simple" chart:class="chart:scatter" chart:style-name="ch1">
        <chart:title svg:x="23.838cm" svg:y="0.702cm" chart:style-name="ch2">
          <text:p>POP et GES</text:p>
        </chart:title>
        <chart:plot-area chart:style-name="ch3" table:cell-range-address="Feuille2.B1:Feuille2.C34" chart:data-source-has-labels="row" svg:x="2.017cm" svg:y="2.047cm" svg:width="47.308cm" svg:height="24.723cm">
          <chart:coordinate-region svg:x="2.453cm" svg:y="2.246cm" svg:width="46.592cm" svg:height="23.877cm"/>
          <chart:axis chart:dimension="x" chart:name="primary-x" chart:style-name="ch4">
            <chart:title svg:x="23.894cm" svg:y="27.336cm" chart:style-name="ch5">
              <text:p>POPULATION (millions)</text:p>
            </chart:title>
          </chart:axis>
          <chart:axis chart:dimension="y" chart:name="primary-y" chart:style-name="ch6">
            <chart:title svg:x="0.451cm" svg:y="15.762cm" chart:style-name="ch7">
              <text:p>GES (en 100 000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Feuille2.C2:Feuille2.C34" chart:label-cell-address="Feuille2.B1:Feuille2.B1" chart:class="chart:scatter">
            <chart:domain table:cell-range-address="Feuille2.B2:Feuille2.B34"/>
            <chart:mean-value chart:style-name="ch11"/>
            <chart:regression-curve chart:style-name="ch12"/>
            <chart:regression-curve chart:style-name="ch13"/>
            <chart:data-point chart:style-name="ch14"/>
            <chart:data-point chart:repeated="5"/>
            <chart:data-point chart:style-name="ch14"/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pop</text:p>
                <draw:g>
                  <svg:desc>Feuille2.B1:Feuille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46059">
                <text:p>10.546059</text:p>
                <draw:g>
                  <svg:desc>Feuille2.B2:Feuille2.B34</svg:desc>
                </draw:g>
              </table:table-cell>
              <table:table-cell office:value-type="float" office:value="1.2229">
                <text:p>1.2229</text:p>
                <draw:g>
                  <svg:desc>Feuille2.C2:Feuille2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74196">
                <text:p>11.274196</text:p>
              </table:table-cell>
              <table:table-cell office:value-type="float" office:value="1.1152">
                <text:p>1.1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939923">
                <text:p>16.939923</text:p>
              </table:table-cell>
              <table:table-cell office:value-type="float" office:value="1.8833">
                <text:p>1.8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542806">
                <text:p>17.542806</text:p>
              </table:table-cell>
              <table:table-cell office:value-type="float" office:value="2.5934">
                <text:p>2.5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969356">
                <text:p>17.969356</text:p>
              </table:table-cell>
              <table:table-cell office:value-type="float" office:value="1.0402">
                <text:p>1.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815616">
                <text:p>19.815616</text:p>
              </table:table-cell>
              <table:table-cell office:value-type="float" office:value="1.0809">
                <text:p>1.0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815995">
                <text:p>23.815995</text:p>
              </table:table-cell>
              <table:table-cell office:value-type="float" office:value="5.9458">
                <text:p>5.9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081827">
                <text:p>30.081827</text:p>
              </table:table-cell>
              <table:table-cell office:value-type="float" office:value="2.7098">
                <text:p>2.7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270965">
                <text:p>30.270965</text:p>
              </table:table-cell>
              <table:table-cell office:value-type="float" office:value="2.9797">
                <text:p>2.9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989">
                <text:p>31.2989</text:p>
              </table:table-cell>
              <table:table-cell office:value-type="float" office:value="2.2286">
                <text:p>2.2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717676">
                <text:p>31.717676</text:p>
              </table:table-cell>
              <table:table-cell office:value-type="float" office:value="6.6037">
                <text:p>6.6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572269">
                <text:p>35.572269</text:p>
              </table:table-cell>
              <table:table-cell office:value-type="float" office:value="1.8577">
                <text:p>1.8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702908">
                <text:p>35.702908</text:p>
              </table:table-cell>
              <table:table-cell office:value-type="float" office:value="7.0793">
                <text:p>7.0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86412">
                <text:p>37.986412</text:p>
              </table:table-cell>
              <table:table-cell office:value-type="float" office:value="3.6625">
                <text:p>3.6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902948">
                <text:p>38.902948</text:p>
              </table:table-cell>
              <table:table-cell office:value-type="float" office:value="1.0447">
                <text:p>1.0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72802">
                <text:p>39.72802</text:p>
              </table:table-cell>
              <table:table-cell office:value-type="float" office:value="2.1208">
                <text:p>2.1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131966">
                <text:p>43.131966</text:p>
              </table:table-cell>
              <table:table-cell office:value-type="float" office:value="3.6256">
                <text:p>3.6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154036">
                <text:p>45.154036</text:p>
              </table:table-cell>
              <table:table-cell office:value-type="float" office:value="2.7907">
                <text:p>2.7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444832">
                <text:p>46.444832</text:p>
              </table:table-cell>
              <table:table-cell office:value-type="float" office:value="3.2551">
                <text:p>3.2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20667">
                <text:p>47.520667</text:p>
              </table:table-cell>
              <table:table-cell office:value-type="float" office:value="1.7698">
                <text:p>1.7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014947">
                <text:p>51.014947</text:p>
              </table:table-cell>
              <table:table-cell office:value-type="float" office:value="6.858">
                <text:p>6.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482638">
                <text:p>51.482638</text:p>
              </table:table-cell>
              <table:table-cell office:value-type="float" office:value="1.0382">
                <text:p>1.0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680724">
                <text:p>52.680724</text:p>
              </table:table-cell>
              <table:table-cell office:value-type="float" office:value="1.0497">
                <text:p>1.0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86369">
                <text:p>55.386369</text:p>
              </table:table-cell>
              <table:table-cell office:value-type="float" office:value="5.0109">
                <text:p>5.0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730582">
                <text:p>60.730582</text:p>
              </table:table-cell>
              <table:table-cell office:value-type="float" office:value="4.1615">
                <text:p>4.1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116219">
                <text:p>65.116219</text:p>
              </table:table-cell>
              <table:table-cell office:value-type="float" office:value="4.9774">
                <text:p>4.9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548272">
                <text:p>66.548272</text:p>
              </table:table-cell>
              <table:table-cell office:value-type="float" office:value="4.3014">
                <text:p>4.3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714519">
                <text:p>68.714519</text:p>
              </table:table-cell>
              <table:table-cell office:value-type="float" office:value="3.9281">
                <text:p>3.9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492208">
                <text:p>78.492208</text:p>
              </table:table-cell>
              <table:table-cell office:value-type="float" office:value="7.865">
                <text:p>7.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.529413">
                <text:p>78.529413</text:p>
              </table:table-cell>
              <table:table-cell office:value-type="float" office:value="4.3385">
                <text:p>4.3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.686611">
                <text:p>81.686611</text:p>
              </table:table-cell>
              <table:table-cell office:value-type="float" office:value="8.4746">
                <text:p>8.4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442549">
                <text:p>92.442549</text:p>
              </table:table-cell>
              <table:table-cell office:value-type="float" office:value="3.0635">
                <text:p>3.0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.677082">
                <text:p>92.677082</text:p>
              </table:table-cell>
              <table:table-cell office:value-type="float" office:value="3.2732">
                <text:p>3.2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